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7660C2DF2328404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바탕"/>
    <style:font-face style:name="Symbol" svg:font-family="Symbol"/>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Microsoft Sans Serif1" svg:font-family="'Microsoft Sans Serif'" style:font-pitch="variable"/>
    <style:font-face style:name="Noto Sans CJK SC Regular1" svg:font-family="'Noto Sans CJK SC Regular'" style:font-pitch="variable"/>
    <style:font-face style:name="Symbol1" svg:font-family="Symbol"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Nimbus Roman No9 L1" svg:font-family="'Nimbus Roman No9 L', 'Times New Roman'"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1.84cm"/>
    </style:style>
    <style:style style:name="Tabla1.B" style:family="table-column">
      <style:table-column-properties style:column-width="13.1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style:text-properties style:font-name="Times New Roman" fo:font-size="12pt" style:font-size-asian="12pt" style:font-name-complex="Times New Roman" style:font-size-complex="12pt"/>
    </style:style>
    <style:style style:name="P4" style:family="paragraph" style:parent-style-name="Standard">
      <style:paragraph-properties fo:text-align="center" style:justify-single-word="false"/>
      <style:text-properties style:font-name="Nimbus Roman No9 L" fo:font-size="12pt" style:font-size-asian="12pt" style:font-name-complex="Nimbus Roman No9 L" style:font-size-complex="12pt"/>
    </style:style>
    <style:style style:name="P5" style:family="paragraph" style:parent-style-name="Standard">
      <style:paragraph-properties fo:text-align="justify" style:justify-single-word="false"/>
      <style:text-properties style:font-name="Nimbus Roman No9 L" fo:font-size="12pt" fo:language="es" fo:country="MX" style:font-size-asian="12pt" style:font-name-complex="Nimbus Roman No9 L" style:font-size-complex="12pt"/>
    </style:style>
    <style:style style:name="P6" style:family="paragraph" style:parent-style-name="Standard">
      <style:paragraph-properties fo:text-align="justify" style:justify-single-word="false"/>
      <style:text-properties style:font-name="Nimbus Roman No9 L" style:font-name-complex="Nimbus Roman No9 L"/>
    </style:style>
    <style:style style:name="P7" style:family="paragraph" style:parent-style-name="Standard">
      <style:paragraph-properties fo:text-align="justify" style:justify-single-word="false" style:snap-to-layout-grid="false"/>
      <style:text-properties style:font-name="Nimbus Roman No9 L" fo:language="es" fo:country="ES" style:language-asian="zxx" style:country-asian="none" style:font-name-complex="Nimbus Roman No9 L" style:language-complex="zxx" style:country-complex="none"/>
    </style:style>
    <style:style style:name="P8" style:family="paragraph" style:parent-style-name="Standard">
      <style:paragraph-properties fo:margin-left="0cm" fo:margin-right="0cm" fo:line-height="100%" fo:text-align="justify" style:justify-single-word="false" fo:text-indent="0cm" style:auto-text-indent="false"/>
      <style:text-properties style:font-name="Nimbus Roman No9 L" fo:font-size="12pt" style:font-size-asian="12pt" style:font-name-complex="Nimbus Roman No9 L" style:font-size-complex="12pt"/>
    </style:style>
    <style:style style:name="P9" style:family="paragraph" style:parent-style-name="Standard">
      <style:paragraph-properties fo:margin-left="0cm" fo:margin-right="0cm" fo:line-height="100%" fo:text-align="justify" style:justify-single-word="false" fo:orphans="2" fo:widows="2" fo:hyphenation-ladder-count="no-limit" fo:text-indent="0cm" style:auto-text-indent="false" style:text-autospace="ideograph-alpha" style:punctuation-wrap="hanging" style:line-break="strict"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10.418cm"/>
          <style:tab-stop style:position="14.166cm"/>
        </style:tab-stops>
      </style:paragraph-properties>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tyle>
    <style:style style:name="P13" style:family="paragraph" style:parent-style-name="Standard">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14" style:family="paragraph" style:parent-style-name="Standard">
      <style:paragraph-properties fo:margin-left="5.399cm" fo:margin-right="0cm" fo:text-align="justify" style:justify-single-word="false" fo:orphans="2" fo:widows="2" fo:hyphenation-ladder-count="no-limit" fo:text-indent="-5.399cm" style:auto-text-indent="false" style:text-autospace="ideograph-alpha" style:punctuation-wrap="hanging" style:line-break="strict" style:writing-mode="lr-tb"/>
      <style:text-properties fo:hyphenate="false" fo:hyphenation-remain-char-count="2" fo:hyphenation-push-char-count="2"/>
    </style:style>
    <style:style style:name="P15" style:family="paragraph" style:parent-style-name="Standard">
      <style:paragraph-properties fo:margin-left="0cm" fo:margin-right="0cm" fo:text-align="justify" style:justify-single-word="false" fo:text-indent="0.499cm" style:auto-text-indent="false"/>
      <style:text-properties fo:language="es" fo:country="ES" style:language-asian="zh" style:country-asian="CN" style:font-name-complex="Nimbus Roman No9 L" style:language-complex="ar" style:country-complex="SA"/>
    </style:style>
    <style:style style:name="P16" style:family="paragraph" style:parent-style-name="Standard">
      <style:paragraph-properties fo:text-align="justify" style:justify-single-word="false" fo:orphans="2" fo:widows="2"/>
      <style:text-properties fo:color="#000000" fo:font-size="12pt" fo:font-weight="bold" style:font-name-asian="Times New Roman" style:font-size-asian="12pt" style:font-weight-asian="bold" style:font-name-complex="Times New Roman" style:font-size-complex="12pt"/>
    </style:style>
    <style:style style:name="P17" style:family="paragraph" style:parent-style-name="Standard">
      <style:paragraph-properties fo:margin-left="2.3cm" fo:margin-right="0cm" fo:line-height="100%" fo:text-align="justify" style:justify-single-word="false" fo:text-indent="-2.3cm" style:auto-text-indent="false"/>
      <style:text-properties style:font-name="Times New Roman" fo:font-size="12pt" style:font-size-asian="12pt" style:font-name-complex="Times New Roman" style:font-size-complex="12pt"/>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00%" fo:text-align="justify" style:justify-single-word="false"/>
      <style:text-properties fo:language="es" fo:country="ES" style:text-underline-style="none" style:font-name-asian="Times New Roman" style:font-name-complex="Nimbus Roman No9 L" style:language-complex="ar" style:country-complex="SA"/>
    </style:style>
    <style:style style:name="P20" style:family="paragraph" style:parent-style-name="Standard">
      <style:paragraph-properties fo:margin-left="0cm" fo:margin-right="-0.06cm" fo:text-align="center" style:justify-single-word="false" fo:text-indent="0cm" style:auto-text-indent="false"/>
      <style:text-properties style:font-name="Nimbus Roman No9 L" fo:font-size="12pt" fo:language="es" fo:country="MX" style:font-size-asian="12pt" style:font-name-complex="Nimbus Roman No9 L" style:font-size-complex="12pt"/>
    </style:style>
    <style:style style:name="P21" style:family="paragraph" style:parent-style-name="Standard">
      <style:paragraph-properties fo:margin-left="0cm" fo:margin-right="-0.508cm" fo:text-align="center" style:justify-single-word="false" fo:text-indent="0cm" style:auto-text-indent="false"/>
    </style:style>
    <style:style style:name="P22"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
    </style:style>
    <style:style style:name="P23" style:family="paragraph" style:parent-style-name="Standard">
      <style:paragraph-properties fo:margin-left="0cm" fo:margin-right="-0.508cm" fo:text-align="center" style:justify-single-word="false" fo:text-indent="0cm" style:auto-text-indent="false" style:snap-to-layout-grid="false"/>
      <style:text-properties style:font-name="Nimbus Roman No9 L" fo:language="es" fo:country="MX" style:font-name-complex="Nimbus Roman No9 L"/>
    </style:style>
    <style:style style:name="P24" style:family="paragraph" style:parent-style-name="Standard">
      <style:paragraph-properties fo:margin-left="0cm" fo:margin-right="-0.508cm" fo:text-indent="0cm" style:auto-text-indent="false"/>
      <style:text-properties style:font-name="Nimbus Roman No9 L" style:font-name-complex="Nimbus Roman No9 L"/>
    </style:style>
    <style:style style:name="P25" style:family="paragraph" style:parent-style-name="Standard">
      <style:paragraph-properties fo:margin-left="0cm" fo:margin-right="-0.508cm" fo:text-indent="0cm" style:auto-text-indent="false" style:snap-to-layout-grid="false"/>
      <style:text-properties style:font-name="Nimbus Roman No9 L" style:font-name-complex="Nimbus Roman No9 L"/>
    </style:style>
    <style:style style:name="P26" style:family="paragraph" style:parent-style-name="Standard">
      <style:paragraph-properties fo:margin-left="0cm" fo:margin-right="-0.508cm" fo:text-align="center" style:justify-single-word="false" fo:text-indent="0cm" style:auto-text-indent="false"/>
      <style:text-properties style:font-name="Nimbus Roman No9 L" fo:font-size="8pt" style:font-size-asian="8pt" style:font-name-complex="Nimbus Roman No9 L" style:font-size-complex="8pt"/>
    </style:style>
    <style:style style:name="P27" style:family="paragraph" style:parent-style-name="Standard">
      <style:paragraph-properties fo:margin-left="0cm" fo:margin-right="-0.233cm" fo:text-align="center" style:justify-single-word="false" fo:text-indent="0cm" style:auto-text-indent="false"/>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Standard">
      <style:paragraph-properties fo:margin-left="0cm" fo:margin-right="-0.51cm" fo:margin-top="0.494cm" fo:margin-bottom="0.21cm" loext:contextual-spacing="false" fo:line-height="100%" fo:text-align="center" style:justify-single-word="false" fo:text-indent="0cm" style:auto-text-indent="false"/>
      <style:text-properties fo:color="#000000" style:font-name="Times New Roman" fo:font-size="12pt" fo:language="es" fo:country="MX" style:font-name-asian="Times New Roman" style:font-size-asian="12pt" style:language-asian="es" style:country-asian="AR" style:font-name-complex="Times New Roman" style:font-size-complex="12pt"/>
    </style:style>
    <style:style style:name="P30" style:family="paragraph" style:parent-style-name="Standard">
      <style:paragraph-properties fo:margin-left="0cm" fo:margin-right="-0.51cm" fo:margin-top="0.494cm" fo:margin-bottom="0cm" loext:contextual-spacing="false" fo:line-height="100%" fo:text-align="center" style:justify-single-word="false" fo:text-indent="0cm" style:auto-text-indent="false"/>
    </style:style>
    <style:style style:name="P31" style:family="paragraph" style:parent-style-name="Standard">
      <style:paragraph-properties fo:margin-left="0cm" fo:margin-right="-0.51cm" fo:margin-top="0.494cm" fo:margin-bottom="0cm" loext:contextual-spacing="false" fo:line-height="100%" fo:text-align="center" style:justify-single-word="false" fo:text-indent="0cm" style:auto-text-indent="false" style:snap-to-layout-grid="false"/>
      <style:text-properties fo:color="#000000" style:font-name="Times New Roman" fo:font-size="12pt" fo:language="es" fo:country="ES" style:font-name-asian="Times New Roman" style:font-size-asian="12pt" style:language-asian="es" style:country-asian="AR" style:font-name-complex="Times New Roman" style:font-size-complex="12pt"/>
    </style:style>
    <style:style style:name="P32" style:family="paragraph" style:parent-style-name="Standard">
      <style:paragraph-properties fo:margin-top="0cm" fo:margin-bottom="0.353cm" loext:contextual-spacing="false"/>
    </style:style>
    <style:style style:name="P33" style:family="paragraph" style:parent-style-name="Text_20_body">
      <style:paragraph-properties fo:margin-left="0cm" fo:margin-right="0cm" fo:margin-top="0cm" fo:margin-bottom="0cm" loext:contextual-spacing="false" fo:line-height="100%" fo:text-indent="0.499cm" style:auto-text-indent="false"/>
    </style:style>
    <style:style style:name="P34" style:family="paragraph" style:parent-style-name="Text_20_body">
      <style:paragraph-properties fo:margin-left="0cm" fo:margin-right="0cm" fo:margin-top="0cm" fo:margin-bottom="0cm" loext:contextual-spacing="false" fo:line-height="100%" fo:text-align="justify" style:justify-single-word="false" fo:text-indent="0.499cm" style:auto-text-indent="false"/>
    </style:style>
    <style:style style:name="P35" style:family="paragraph" style:parent-style-name="Text_20_body">
      <style:paragraph-properties fo:margin-left="0cm" fo:margin-right="0cm" fo:margin-top="0cm" fo:margin-bottom="0cm" loext:contextual-spacing="false" fo:line-height="100%" fo:text-align="justify" style:justify-single-word="false" fo:text-indent="0.499cm" style:auto-text-indent="false"/>
      <style:text-properties style:font-name="Times new roman" style:font-name-complex="Times new roman"/>
    </style:style>
    <style:style style:name="P36" style:family="paragraph" style:parent-style-name="Text_20_body">
      <style:paragraph-properties fo:margin-left="0cm" fo:margin-right="0cm" fo:margin-top="0cm" fo:margin-bottom="0cm" loext:contextual-spacing="false" fo:line-height="100%" fo:text-align="justify" style:justify-single-word="false" fo:text-indent="0.499cm" style:auto-text-indent="false"/>
      <style:text-properties style:font-name="Nimbus Roman No9 L1" style:font-name-complex="Nimbus Roman No9 L1"/>
    </style:style>
    <style:style style:name="P3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style>
    <style:style style:name="P3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font-name="Nimbus Roman No9 L" fo:font-size="12pt" style:font-size-asian="12pt" style:font-name-complex="Nimbus Roman No9 L" style:font-size-complex="12pt"/>
    </style:style>
    <style:style style:name="P40" style:family="paragraph" style:parent-style-name="Text_20_body" style:master-page-name="Convertir_20_1">
      <style:paragraph-properties fo:margin-left="0cm" fo:margin-right="0cm" fo:margin-top="0cm" fo:margin-bottom="0cm" loext:contextual-spacing="false" fo:line-height="100%" fo:text-indent="0cm" style:auto-text-indent="false" style:page-number="auto"/>
      <style:text-properties style:font-name="Nimbus Roman No9 L" fo:font-size="12pt" style:font-size-asian="12pt" style:font-name-complex="Nimbus Roman No9 L" style:font-size-complex="12pt"/>
    </style:style>
    <style:style style:name="P41" style:family="paragraph" style:parent-style-name="norita">
      <style:paragraph-properties fo:margin-left="0cm" fo:margin-right="-0.397cm" fo:line-height="100%" fo:text-align="justify" style:justify-single-word="false" fo:text-indent="0cm" style:auto-text-indent="false"/>
      <style:text-properties style:font-name-complex="Nimbus Roman No9 L"/>
    </style:style>
    <style:style style:name="P42" style:family="paragraph" style:parent-style-name="norita">
      <style:paragraph-properties fo:margin-left="0cm" fo:margin-right="-0.397cm" fo:line-height="100%" fo:text-align="justify" style:justify-single-word="false" fo:text-indent="0cm" style:auto-text-indent="false"/>
      <style:text-properties style:font-name="Times New Roman" fo:font-size="12pt" style:font-size-asian="12pt" style:font-name-complex="Times New Roman" style:font-size-complex="12pt"/>
    </style:style>
    <style:style style:name="P43" style:family="paragraph" style:parent-style-name="Table_20_Paragraph">
      <style:paragraph-properties fo:text-align="justify" style:justify-single-word="false"/>
    </style:style>
    <style:style style:name="P44" style:family="paragraph" style:parent-style-name="Table_20_Paragraph">
      <style:paragraph-properties fo:text-align="justify" style:justify-single-word="false"/>
      <style:text-properties fo:language="es" fo:country="ES" style:language-asian="zxx" style:country-asian="none" style:language-complex="zxx" style:country-complex="none"/>
    </style:style>
    <style:style style:name="P45" style:family="paragraph" style:parent-style-name="Table_20_Paragraph">
      <style:paragraph-properties fo:text-align="justify" style:justify-single-word="false"/>
      <style:text-properties fo:language="en" fo:country="US"/>
    </style:style>
    <style:style style:name="P46" style:family="paragraph" style:parent-style-name="Table_20_Paragraph">
      <style:paragraph-properties fo:text-align="justify" style:justify-single-word="false"/>
      <style:text-properties fo:language="en" fo:country="US" style:language-asian="zxx" style:country-asian="none" style:language-complex="zxx" style:country-complex="none"/>
    </style:style>
    <style:style style:name="P47" style:family="paragraph" style:parent-style-name="Table_20_Paragraph">
      <style:paragraph-properties fo:margin-top="0cm" fo:margin-bottom="0cm" loext:contextual-spacing="false" fo:line-height="100%" fo:text-align="justify" style:justify-single-word="false" style:snap-to-layout-grid="false" style:writing-mode="lr-tb"/>
      <style:text-properties fo:font-size="12pt" fo:language="es" fo:country="ES" style:font-size-asian="12pt" style:language-asian="zxx" style:country-asian="none" style:font-size-complex="12pt" style:language-complex="zxx" style:country-complex="none"/>
    </style:style>
    <style:style style:name="P48" style:family="paragraph" style:parent-style-name="Table_20_Paragraph">
      <style:paragraph-properties fo:margin-top="0cm" fo:margin-bottom="0cm" loext:contextual-spacing="false" fo:line-height="100%" fo:text-align="justify" style:justify-single-word="false" style:snap-to-layout-grid="false" style:writing-mode="lr-tb"/>
      <style:text-properties style:font-name="Nimbus Roman No9 L" fo:language="es" fo:country="ES" style:language-asian="zxx" style:country-asian="none" style:font-name-complex="Nimbus Roman No9 L" style:language-complex="zxx" style:country-complex="none"/>
    </style:style>
    <style:style style:name="P49" style:family="paragraph" style:parent-style-name="Table_20_Paragraph">
      <style:paragraph-properties fo:text-align="justify" style:justify-single-word="false" style:writing-mode="lr-tb"/>
      <style:text-properties fo:language="es" fo:country="ES" style:language-asian="zxx" style:country-asian="none" style:language-complex="zxx" style:country-complex="none"/>
    </style:style>
    <style:style style:name="P50" style:family="paragraph" style:parent-style-name="Table_20_Paragraph">
      <style:paragraph-properties fo:margin-left="0.27cm" fo:margin-right="0.347cm" fo:margin-top="0cm" fo:margin-bottom="0cm" loext:contextual-spacing="false" fo:line-height="100%" fo:text-align="justify" style:justify-single-word="false" fo:text-indent="0cm" style:auto-text-indent="false" style:snap-to-layout-grid="false" style:writing-mode="lr-tb"/>
      <style:text-properties style:font-name="Nimbus Roman No9 L" fo:font-size="12pt" fo:language="es" fo:country="ES" style:font-size-asian="12pt" style:language-asian="zxx" style:country-asian="none" style:font-name-complex="Nimbus Roman No9 L" style:language-complex="zxx" style:country-complex="none"/>
    </style:style>
    <style:style style:name="P51" style:family="paragraph" style:parent-style-name="List_20_Paragraph" style:list-style-name="">
      <style:paragraph-properties fo:margin-left="0.859cm" fo:margin-right="0cm" fo:margin-top="0cm" fo:margin-bottom="0cm" loext:contextual-spacing="true" fo:line-height="100%" fo:text-indent="0cm" style:auto-text-indent="false">
        <style:tab-stops>
          <style:tab-stop style:position="0.861cm"/>
        </style:tab-stops>
      </style:paragraph-properties>
    </style:style>
    <style:style style:name="P52" style:family="paragraph" style:parent-style-name="List_20_Paragraph" style:list-style-name="">
      <style:paragraph-properties fo:margin-left="0.859cm" fo:margin-right="0cm" fo:margin-top="0cm" fo:margin-bottom="0cm" loext:contextual-spacing="true" fo:line-height="100%" fo:text-indent="0cm" style:auto-text-indent="false">
        <style:tab-stops>
          <style:tab-stop style:position="0.885cm"/>
        </style:tab-stops>
      </style:paragraph-properties>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language="es" fo:country="MX"/>
    </style:style>
    <style:style style:name="T4" style:family="text">
      <style:text-properties fo:language="es" fo:country="MX" style:font-name-asian="Batang"/>
    </style:style>
    <style:style style:name="T5" style:family="text">
      <style:text-properties style:font-name="Nimbus Roman No9 L" fo:font-size="12pt" fo:language="es" fo:country="MX" style:font-size-asian="12pt" style:font-name-complex="Nimbus Roman No9 L" style:font-size-complex="12pt"/>
    </style:style>
    <style:style style:name="T6" style:family="text">
      <style:text-properties style:font-name="Nimbus Roman No9 L" fo:font-size="12pt" fo:language="es" fo:country="MX" style:font-name-asian="Nimbus Roman No9 L" style:font-size-asian="12pt" style:font-name-complex="Nimbus Roman No9 L" style:font-size-complex="12pt"/>
    </style:style>
    <style:style style:name="T7" style:family="text">
      <style:text-properties style:font-name="Nimbus Roman No9 L" fo:font-size="12pt" style:font-size-asian="12pt" style:font-name-complex="Nimbus Roman No9 L" style:font-size-complex="12pt"/>
    </style:style>
    <style:style style:name="T8" style:family="text">
      <style:text-properties style:font-name="Nimbus Roman No9 L" fo:font-size="12pt" fo:letter-spacing="-0.007cm" style:font-size-asian="12pt" style:font-name-complex="Nimbus Roman No9 L" style:font-size-complex="12pt"/>
    </style:style>
    <style:style style:name="T9" style:family="text">
      <style:text-properties style:font-name="Nimbus Roman No9 L" fo:font-size="12pt" fo:letter-spacing="-0.004cm" style:font-size-asian="12pt" style:font-name-complex="Nimbus Roman No9 L" style:font-size-complex="12pt"/>
    </style:style>
    <style:style style:name="T10" style:family="text">
      <style:text-properties style:font-name="Nimbus Roman No9 L" fo:font-size="12pt" fo:letter-spacing="-0.023cm" style:font-size-asian="12pt" style:font-name-complex="Nimbus Roman No9 L" style:font-size-complex="12pt"/>
    </style:style>
    <style:style style:name="T11" style:family="text">
      <style:text-properties style:font-name="Nimbus Roman No9 L" fo:font-size="12pt" fo:letter-spacing="-0.002cm" style:font-size-asian="12pt" style:font-name-complex="Nimbus Roman No9 L" style:font-size-complex="12pt"/>
    </style:style>
    <style:style style:name="T12" style:family="text">
      <style:text-properties style:font-name="Nimbus Roman No9 L" fo:font-size="12pt" fo:letter-spacing="0.002cm" style:font-size-asian="12pt" style:font-name-complex="Nimbus Roman No9 L" style:font-size-complex="12pt"/>
    </style:style>
    <style:style style:name="T13" style:family="text">
      <style:text-properties style:font-name="Nimbus Roman No9 L" fo:font-size="12pt" fo:letter-spacing="0.002cm" style:text-underline-style="none" style:font-size-asian="12pt" style:font-name-complex="Nimbus Roman No9 L" style:font-size-complex="12pt"/>
    </style:style>
    <style:style style:name="T14" style:family="text">
      <style:text-properties style:font-name="Nimbus Roman No9 L" fo:font-size="12pt" fo:letter-spacing="-0.101cm" style:font-size-asian="12pt" style:font-name-complex="Nimbus Roman No9 L" style:font-size-complex="12pt"/>
    </style:style>
    <style:style style:name="T15" style:family="text">
      <style:text-properties style:font-name="Nimbus Roman No9 L" fo:font-size="12pt" fo:letter-spacing="0.023cm" style:font-size-asian="12pt" style:font-name-complex="Nimbus Roman No9 L" style:font-size-complex="12pt"/>
    </style:style>
    <style:style style:name="T16" style:family="text">
      <style:text-properties style:font-name="Nimbus Roman No9 L" fo:font-size="12pt" fo:letter-spacing="0.021cm" style:font-size-asian="12pt" style:font-name-complex="Nimbus Roman No9 L" style:font-size-complex="12pt"/>
    </style:style>
    <style:style style:name="T17" style:family="text">
      <style:text-properties style:font-name="Nimbus Roman No9 L" fo:font-size="12pt" fo:letter-spacing="0.03cm" style:font-size-asian="12pt" style:font-name-complex="Nimbus Roman No9 L" style:font-size-complex="12pt"/>
    </style:style>
    <style:style style:name="T18" style:family="text">
      <style:text-properties style:font-name="Nimbus Roman No9 L" fo:font-size="12pt" fo:letter-spacing="0.025cm" style:font-size-asian="12pt" style:font-name-complex="Nimbus Roman No9 L" style:font-size-complex="12pt"/>
    </style:style>
    <style:style style:name="T19" style:family="text">
      <style:text-properties style:font-name="Nimbus Roman No9 L" fo:font-size="12pt" fo:letter-spacing="0.026cm" style:font-size-asian="12pt" style:font-name-complex="Nimbus Roman No9 L" style:font-size-complex="12pt"/>
    </style:style>
    <style:style style:name="T20" style:family="text">
      <style:text-properties style:font-name="Nimbus Roman No9 L" fo:font-size="12pt" fo:letter-spacing="0.028cm" style:font-size-asian="12pt" style:font-name-complex="Nimbus Roman No9 L" style:font-size-complex="12pt"/>
    </style:style>
    <style:style style:name="T21" style:family="text">
      <style:text-properties style:font-name="Nimbus Roman No9 L" fo:font-size="12pt" fo:letter-spacing="-0.102cm" style:font-size-asian="12pt" style:font-name-complex="Nimbus Roman No9 L" style:font-size-complex="12pt"/>
    </style:style>
    <style:style style:name="T22" style:family="text">
      <style:text-properties style:font-name="Nimbus Roman No9 L" fo:font-size="12pt" fo:letter-spacing="0.106cm" style:font-size-asian="12pt" style:font-name-complex="Nimbus Roman No9 L" style:font-size-complex="12pt"/>
    </style:style>
    <style:style style:name="T23" style:family="text">
      <style:text-properties style:font-name="Nimbus Roman No9 L" fo:font-size="12pt" fo:letter-spacing="0.034cm" style:font-size-asian="12pt" style:font-name-complex="Nimbus Roman No9 L" style:font-size-complex="12pt"/>
    </style:style>
    <style:style style:name="T24" style:family="text">
      <style:text-properties style:font-name="Nimbus Roman No9 L" fo:font-size="12pt" fo:letter-spacing="0.037cm" style:font-size-asian="12pt" style:font-name-complex="Nimbus Roman No9 L" style:font-size-complex="12pt"/>
    </style:style>
    <style:style style:name="T25" style:family="text">
      <style:text-properties style:font-name="Nimbus Roman No9 L" fo:font-size="12pt" fo:letter-spacing="0.081cm" style:font-size-asian="12pt" style:font-name-complex="Nimbus Roman No9 L" style:font-size-complex="12pt"/>
    </style:style>
    <style:style style:name="T26" style:family="text">
      <style:text-properties style:font-name="Nimbus Roman No9 L" fo:font-size="12pt" fo:letter-spacing="0.035cm" style:font-size-asian="12pt" style:font-name-complex="Nimbus Roman No9 L" style:font-size-complex="12pt"/>
    </style:style>
    <style:style style:name="T27" style:family="text">
      <style:text-properties style:font-name="Nimbus Roman No9 L" fo:font-size="12pt" fo:letter-spacing="0.039cm" style:font-size-asian="12pt" style:font-name-complex="Nimbus Roman No9 L" style:font-size-complex="12pt"/>
    </style:style>
    <style:style style:name="T28" style:family="text">
      <style:text-properties style:font-name="Nimbus Roman No9 L" fo:font-size="12pt" fo:letter-spacing="0.042cm" style:font-size-asian="12pt" style:font-name-complex="Nimbus Roman No9 L" style:font-size-complex="12pt"/>
    </style:style>
    <style:style style:name="T29" style:family="text">
      <style:text-properties style:font-name="Nimbus Roman No9 L" fo:font-size="12pt" fo:letter-spacing="-0.005cm" style:font-size-asian="12pt" style:font-name-complex="Nimbus Roman No9 L" style:font-size-complex="12pt"/>
    </style:style>
    <style:style style:name="T30" style:family="text">
      <style:text-properties style:font-name="Nimbus Roman No9 L" fo:font-size="12pt" fo:letter-spacing="-0.011cm" style:font-size-asian="12pt" style:font-name-complex="Nimbus Roman No9 L" style:font-size-complex="12pt"/>
    </style:style>
    <style:style style:name="T31" style:family="text">
      <style:text-properties style:font-name="Nimbus Roman No9 L" fo:font-size="12pt" fo:letter-spacing="-0.016cm" style:font-size-asian="12pt" style:font-name-complex="Nimbus Roman No9 L" style:font-size-complex="12pt"/>
    </style:style>
    <style:style style:name="T32" style:family="text">
      <style:text-properties style:font-name="Nimbus Roman No9 L" fo:font-size="12pt" fo:letter-spacing="-0.034cm" style:font-size-asian="12pt" style:font-name-complex="Nimbus Roman No9 L" style:font-size-complex="12pt"/>
    </style:style>
    <style:style style:name="T33" style:family="text">
      <style:text-properties style:font-name="Nimbus Roman No9 L" fo:font-size="12pt" fo:letter-spacing="-0.035cm" style:font-size-asian="12pt" style:font-name-complex="Nimbus Roman No9 L" style:font-size-complex="12pt"/>
    </style:style>
    <style:style style:name="T34" style:family="text">
      <style:text-properties style:font-name="Nimbus Roman No9 L" fo:font-size="12pt" fo:letter-spacing="0.014cm" style:font-size-asian="12pt" style:font-name-complex="Nimbus Roman No9 L" style:font-size-complex="12pt"/>
    </style:style>
    <style:style style:name="T35" style:family="text">
      <style:text-properties style:font-name="Nimbus Roman No9 L" fo:font-size="12pt" fo:letter-spacing="0.016cm" style:font-size-asian="12pt" style:font-name-complex="Nimbus Roman No9 L" style:font-size-complex="12pt"/>
    </style:style>
    <style:style style:name="T36" style:family="text">
      <style:text-properties style:font-name="Nimbus Roman No9 L" fo:font-size="12pt" fo:letter-spacing="0.011cm" style:font-size-asian="12pt" style:font-name-complex="Nimbus Roman No9 L" style:font-size-complex="12pt"/>
    </style:style>
    <style:style style:name="T37" style:family="text">
      <style:text-properties style:font-name="Nimbus Roman No9 L" fo:font-size="12pt" fo:letter-spacing="0.018cm" style:font-size-asian="12pt" style:font-name-complex="Nimbus Roman No9 L" style:font-size-complex="12pt"/>
    </style:style>
    <style:style style:name="T38" style:family="text">
      <style:text-properties style:font-name="Nimbus Roman No9 L" fo:font-size="12pt" fo:letter-spacing="-0.092cm" style:font-size-asian="12pt" style:font-name-complex="Nimbus Roman No9 L" style:font-size-complex="12pt"/>
    </style:style>
    <style:style style:name="T39" style:family="text">
      <style:text-properties style:font-name="Nimbus Roman No9 L" fo:font-size="8pt" style:font-size-asian="8pt" style:font-name-complex="Nimbus Roman No9 L" style:font-size-complex="8pt"/>
    </style:style>
    <style:style style:name="T40" style:family="text">
      <style:text-properties style:font-name="Nimbus Roman No9 L" fo:font-size="8pt" fo:language="es" fo:country="MX" style:font-size-asian="8pt" style:font-name-complex="Nimbus Roman No9 L" style:font-size-complex="8pt"/>
    </style:style>
    <style:style style:name="T41" style:family="text">
      <style:text-properties style:font-name-complex="Nimbus Roman No9 L"/>
    </style:style>
    <style:style style:name="T42" style:family="text">
      <style:text-properties fo:background-color="#ffffff"/>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style:font-name="Times new roman" style:font-name-complex="Times new roman"/>
    </style:style>
    <style:style style:name="T46" style:family="text">
      <style:text-properties style:font-name-asian="Arial Unicode MS"/>
    </style:style>
    <style:style style:name="T47" style:family="text">
      <style:text-properties fo:color="#000000"/>
    </style:style>
    <style:style style:name="T48" style:family="text">
      <style:text-properties fo:color="#000000" fo:font-weight="bold" style:font-name-asian="Times New Roman" style:font-weight-asian="bold"/>
    </style:style>
    <style:style style:name="T49" style:family="text">
      <style:text-properties fo:color="#000000" style:font-name="Times New Roman" fo:font-size="12pt" fo:language="es" fo:country="ES" style:font-name-asian="Times New Roman" style:font-size-asian="12pt" style:language-asian="es" style:country-asian="AR" style:font-name-complex="Times New Roman" style:font-size-complex="12pt"/>
    </style:style>
    <style:style style:name="T50" style:family="text">
      <style:text-properties fo:color="#000000" style:font-name="Times New Roman" fo:font-size="8pt" fo:language="es" fo:country="ES" style:font-name-asian="Times New Roman" style:font-size-asian="8pt" style:language-asian="es" style:country-asian="AR" style:font-name-complex="Times New Roman" style:font-size-complex="8pt"/>
    </style:style>
    <style:style style:name="T51" style:family="text">
      <style:text-properties fo:color="#000000" style:font-name="Times New Roman" fo:font-size="8pt" fo:language="es" fo:country="MX" style:font-name-asian="Times New Roman" style:font-size-asian="8pt" style:language-asian="es" style:country-asian="AR" style:font-name-complex="Times New Roman" style:font-size-complex="8pt"/>
    </style:style>
    <style:style style:name="T52" style:family="text">
      <style:text-properties style:use-window-font-color="true"/>
    </style:style>
    <style:style style:name="T53" style:family="text">
      <style:text-properties style:use-window-font-color="true" style:font-name-asian="Nimbus Roman No9 L" style:font-name-complex="Nimbus Roman No9 L"/>
    </style:style>
    <style:style style:name="T54" style:family="text">
      <style:text-properties style:font-name="Times New Roman1" fo:font-size="12pt" fo:language="es" fo:country="MX" style:font-size-asian="12pt" style:font-name-complex="Times New Roman1" style:font-size-complex="12pt"/>
    </style:style>
    <style:style style:name="T55" style:family="text">
      <style:text-properties style:font-name="Nimbus Roman No9 L1" style:font-name-complex="Nimbus Roman No9 L1"/>
    </style:style>
    <style:style style:name="T56" style:family="text">
      <style:text-properties fo:language="es" fo:country="ES" style:language-asian="zh" style:country-asian="CN" style:language-complex="ar" style:country-complex="SA"/>
    </style:style>
    <style:style style:name="T57" style:family="text">
      <style:text-properties fo:language="es" fo:country="ES" style:text-underline-style="none" style:font-name-asian="Times New Roman" style:language-complex="ar" style:country-complex="SA"/>
    </style:style>
    <style:style style:name="T58" style:family="text">
      <style:text-properties fo:language="es" fo:country="ES" style:language-asian="zxx" style:country-asian="none" style:language-complex="zxx" style:country-complex="none"/>
    </style:style>
    <style:style style:name="T59" style:family="text">
      <style:text-properties fo:language="es" fo:country="ES" style:language-asian="zxx" style:country-asian="none" style:language-complex="zxx" style:country-complex="none" fo:background-color="#ffffff"/>
    </style:style>
    <style:style style:name="T60" style:family="text">
      <style:text-properties style:font-name="Times New Roman" fo:font-size="12pt" style:font-size-asian="12pt" style:font-name-complex="Times New Roman" style:font-size-complex="12pt"/>
    </style:style>
    <style:style style:name="T61" style:family="text">
      <style:text-properties style:font-name="Times New Roman" fo:font-size="12pt" style:text-underline-style="none" style:font-size-asian="12pt" style:font-name-complex="Times New Roman" style:font-size-complex="12pt"/>
    </style:style>
    <style:style style:name="T62" style:family="text">
      <style:text-properties style:font-name="Times New Roman" fo:font-size="12pt" fo:letter-spacing="-0.005cm" style:text-underline-style="none" style:font-size-asian="12pt" style:font-name-complex="Times New Roman" style:font-size-complex="12pt"/>
    </style:style>
    <style:style style:name="T63" style:family="text">
      <style:text-properties style:font-name="Times New Roman" fo:font-size="12pt" fo:letter-spacing="-0.004cm" style:text-underline-style="none" style:font-size-asian="12pt" style:font-name-complex="Times New Roman" style:font-size-complex="12pt"/>
    </style:style>
    <style:style style:name="T64" style:family="text">
      <style:text-properties style:font-name="Times New Roman" fo:font-size="12pt" fo:letter-spacing="-0.101cm" style:text-underline-style="none" style:font-size-asian="12pt" style:font-name-complex="Times New Roman" style:font-size-complex="12pt"/>
    </style:style>
    <style:style style:name="T65" style:family="text">
      <style:text-properties fo:font-style="italic" style:font-style-asian="italic" style:font-style-complex="italic"/>
    </style:style>
    <style:style style:name="T66" style:family="text">
      <style:text-properties fo:font-weight="normal" style:font-weight-asian="normal" style:font-weight-complex="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center" style:horizontal-rel="paragraph" fo:padding="0.002cm" fo:border="none" style:mirror="none" fo:clip="rect(-0.025cm, -0.025cm, -0.025cm, -0.025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026cm" style:run-through="background" style:wrap="parallel"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6"><text:s/></text:span><text:span text:style-name="T5">ORDENANZA</text:span><text:span text:style-name="T7"> N.º 3252-CM-21</text:span></text:p>
      <text:p text:style-name="P8"/>
      <text:p text:style-name="P14">DESCRIPCIÓN SINTÉTICA: <text:span text:style-name="Fuente_20_de_20_párrafo_20_predeter.">SE DESAFECTA DOMINIO PÚBLICO MUNICIPAL TRAMO CALLE PRIÓN. COMODATO JUNTA VECINAL PENÍNSULA SAN PEDRO</text:span></text:p>
      <text:p text:style-name="P14"/>
      <text:p text:style-name="P41">ANTECEDENTES</text:p>
      <text:p text:style-name="P41"/>
      <text:p text:style-name="P33">Constitución Nacional.</text:p>
      <text:p text:style-name="P33"/>
      <text:p text:style-name="P33">Constitución de la Provincia de Río Negro. </text:p>
      <text:p text:style-name="P33"/>
      <text:p text:style-name="P33">Carta Orgánica Municipal.</text:p>
      <text:p text:style-name="P33"/>
      <text:p text:style-name="P33">Ordenanz<text:span text:style-name="T42">a 615-CM-91: Reconoce</text:span> jurisdicción junta vecinal Península San Pedro.</text:p>
      <text:p text:style-name="P33"/>
      <text:p text:style-name="P33">Ordenanza 1815-CM-08: Crear Instituto Municipal de Tierra y Vivienda para el Hábitat Social.</text:p>
      <text:p text:style-name="P33"/>
      <text:p text:style-name="P33">Ordenanza 2002-CM-09: Ceder comodato junta vecinal Lomas de Monteverde parcela 19-2-F-200-01. Abroga ordenanza 1318-CM-03.</text:p>
      <text:p text:style-name="P33"/>
      <text:p text:style-name="P33">Ordenanza 2083-CM-10: Mecanismos para cesiones, comodatos, uso-habitación, inmuebles municipales. Abroga ordenanzas 110-I-77 y 1580-CM-06”.</text:p>
      <text:p text:style-name="P33"/>
      <text:p text:style-name="P34">Ordenanza 2184-CM-11: Dar en comodato lotes 19-2E-424-8, 9, 10 y 11 a junta vecinal Perito Moreno para construcción<text:span text:style-name="T43"> </text:span>gimnasio comunitario.</text:p>
      <text:p text:style-name="P34"/>
      <text:p text:style-name="P34">Ordenanza 2202-CM-11: R<text:span text:style-name="T3">enovación de contrato de comodato vivienda González.</text:span></text:p>
      <text:p text:style-name="P34"/>
      <text:p text:style-name="P34">Ordenanza 2243-CM-11: O<text:span text:style-name="T45">torgar en comodato a la Asociación Madres Cuidadoras el inmueble denominado catastralmente 19-2-E-037-014.</text:span></text:p>
      <text:p text:style-name="P35"/>
      <text:p text:style-name="P34">Ordenanza 2244-CM-11: D<text:span text:style-name="T4">erogar las ordenanzas 473-CM-90 y 548-CM-91</text:span><text:span text:style-name="T46">. Restituir predio al dominio municipal.</text:span></text:p>
      <text:p text:style-name="P33"/>
      <text:p text:style-name="P34">Ordenanza 2251-CM-11: Modificación ordenanzas 1891-CM-09, 1907-CM-09 y 1916-CM-09. prorroga plazo comodato. Nuevo convenio Universidad Nacional del Comahue.</text:p>
      <text:p text:style-name="P33"><text:soft-page-break/></text:p>
      <text:p text:style-name="P34">Ordenanza 2351-CM-12: Otorga comodato inmueble 19-1-N-608-07 a junta vecinal Jockey Club.</text:p>
      <text:p text:style-name="P34"/>
      <text:p text:style-name="P34">Ordenanza 2352-CM-12: O<text:span text:style-name="T47">torgar en comodato inmueble designado catastralmente como 19-2-B-448-01, a junta vecinal San Ignacio del Cerro. Inmueble.</text:span></text:p>
      <text:p text:style-name="P33"/>
      <text:p text:style-name="P34">Ordenanza 2493-CM-13: Comodato fracción <text:span text:style-name="T3">19-2-J-294-15 </text:span>junta vecinal 400 viviendas. Abroga ordenanzas.</text:p>
      <text:p text:style-name="P33"/>
      <text:p text:style-name="P34">Ordenanza 2546-CM-14: Consolidación, reconocimiento, denominación y jurisdicción juntas vecinales.</text:p>
      <text:p text:style-name="P34"/>
      <text:p text:style-name="P34">Ordenanza 2684-CM-15: O<text:span text:style-name="T52">torgar comodato inmueble 19-2-F-276A-01</text:span><text:span text:style-name="T53"> </text:span><text:span text:style-name="T52">junta vecinal Newenche para la</text:span><text:span text:style-name="T53"> </text:span><text:span text:style-name="T52">construcción de sede</text:span><text:span text:style-name="T53">.</text:span></text:p>
      <text:p text:style-name="P34"/>
      <text:p text:style-name="P34">Ordenanza 2752-CM-16: S<text:span text:style-name="T54">e autoriza al Departamento Ejecutivo suscripción convenio con Asociación Civil Club Los Pehuenes.</text:span></text:p>
      <text:p text:style-name="P33"/>
      <text:p text:style-name="P34">Ordenanza 2915-CM-17: S<text:span text:style-name="T55">e modifica ordenanza 2704-CM-15. Aprueba addenda convenio comodato.</text:span></text:p>
      <text:p text:style-name="P36"/>
      <text:p text:style-name="P34">Ordenanza 3004-CM-18: Se modifica ordenanza 2517-CM-14. Comodatos a Asociación Civil Institución Salesiana, J.V Malvinas y ASOCLUBA. Abroga ordenanza 1337-CM-03.</text:p>
      <text:p text:style-name="P34"/>
      <text:p text:style-name="P34">Ordenanza 3092-CM-19: Se autoriza Ejecutivo Municipal suscripción de comodato fracción 19-2-K-263B-01. Junta vecinal barrio Nuestras Malvinas. Natatorio.</text:p>
      <text:p text:style-name="P34"/>
      <text:p text:style-name="P34">Ordenanza 3183-CM-20: Autoriza ejecutivo municipal suscripción comodato inmueble 19-2-P-215-12. Junta vecinal 645 Viviendas.</text:p>
      <text:p text:style-name="P34"/>
      <text:p text:style-name="P34">Resolución 011-JEM-20 de Junta Electoral Municipal que resuelve proclamar la Comisión Directiva y Revisora de Cuentas de la Junta Vecinal Península San Pedro.</text:p>
      <text:p text:style-name="P34"/>
      <text:p text:style-name="P34">Estatuto de la junta vecinal Península San Pedro.</text:p>
      <text:p text:style-name="P34"/>
      <text:p text:style-name="P34">Nota de la señora Justina Parma, Presidenta de la junta vecinal Península San Pedro, agosto 2020.</text:p>
      <text:p text:style-name="P15"><text:soft-page-break/></text:p>
      <text:p text:style-name="P41">FUNDAMENTOS</text:p>
      <text:p text:style-name="P42"/>
      <text:p text:style-name="P34">Teniendo en cuenta que el barrio Península San Pedro cuenta con escasos espacios verdes los que a su vez son de difícil acceso, y por otro lado tampoco posee territorio de reservas fiscales, es que los vecinos perciben como indispensable contar con una junta vecinal que sirva como espacio de encuentro y recreación.</text:p>
      <text:p text:style-name="Standard"/>
      <text:p text:style-name="P34">La particular distribución del barrio, de grandes dimensiones pero aislado del resto de la ciudad, lleva a una vida social escasa entre los residentes de la zona. Así mismo, al no poseer con un espacio propio, las actividades de la junta vecinal se terminan desarrollando en la vivienda de algún vecino que generosamente cede el espacio. Se espera que al contar con una sede propia, la convivencia y la vida social de los habitantes del barrio mejore exponencialmente.</text:p>
      <text:p text:style-name="P34"/>
      <text:p text:style-name="P34">Es por lo que se solicita que el tramo de calle identificado como Prión, que comienza en la calle Medioevo y no tiene salida, comprendida entre las manzanas 19-1- C-550 y 19-1-C-551, con una superficie de 489 m², sea dado en comodato a la junta vecinal de dicho barrio para construir sus instalaciones.</text:p>
      <text:p text:style-name="P34"/>
      <text:p text:style-name="P34">Esta calle no generaría ningún inconveniente a la trama urbana vial y peatonal del barrio, así como tampoco para las parcelas lindantes (igualmente las mismas son de grandes dimensiones y actualmente se encuentran baldías). La calle es sin salida, y finaliza donde comienza la chacra conocida como La Alpina, que tiene construcciones a varios cientos de metros del sitio mencionado.</text:p>
      <text:p text:style-name="P34"/>
      <text:p text:style-name="P34">El lugar es de sencillo acceso para todos los habitantes del barrio por su ubicación y por encontrarse en el corazón del territorio.</text:p>
      <text:p text:style-name="P34"/>
      <text:p text:style-name="P34">Por todo lo expuesto, es que consideramos pertinente se desafecte del dominio público municipal el tramo de calle identificado como Prión, para constituir mediante mensura una parcela que pertenezca luego al dominio privado municipal y sea cedida en comodato durante veinte años a la junta vecinal Península San Pedro para que se asiente la sede, la cual tiene como objetivo el desarrollo de sus actividades institucionales y complementarias, contribuyendo al crecimiento social del barrio a través de planes de recreación a efectos de poder llevar adelante un correcto y armonioso desarrollo del barrio y sus vecinos.</text:p>
      <text:p text:style-name="P34"/>
      <text:p text:style-name="P37"/>
      <text:p text:style-name="P16"><text:soft-page-break/></text:p>
      <text:p text:style-name="P17">AUTORES: Concejales Carlos Sánchez, Natalia Almonacid, Gerardo Ávila y Claudia Torres (JSRN).</text:p>
      <text:p text:style-name="P17"/>
      <text:p text:style-name="P18"><text:span text:style-name="T61">INICIATIVA:</text:span><text:span text:style-name="T62"> </text:span><text:span text:style-name="T61">Junta</text:span><text:span text:style-name="T62"> </text:span><text:span text:style-name="T61">vecinal</text:span><text:span text:style-name="T63"> </text:span><text:span text:style-name="T61">Península</text:span><text:span text:style-name="T63"> </text:span><text:span text:style-name="T61">San</text:span><text:span text:style-name="T62"> </text:span><text:span text:style-name="T61">Pedro.</text:span></text:p>
      <text:p text:style-name="P3"/>
      <text:p text:style-name="P18"><text:span text:style-name="T61">COLABORADORAS: Mariana Ojeda Martin y Julieta Rocha.</text:span><text:span text:style-name="T64"> </text:span></text:p>
      <text:p text:style-name="P19"/>
      <text:p text:style-name="P19"/>
      <text:p text:style-name="P4">El proyecto original N.º 276/21, con las modificaciones introducidas, fue aprobado en la sesión del día 23 de septiembre de 2021, según consta en el Acta N.º 1149/21. Por ello, en ejercicio de las atribuciones que le otorga el Art. 38 de la Carta Orgánica Municipal,</text:p>
      <text:p text:style-name="P4"/>
      <text:p text:style-name="P4"/>
      <text:p text:style-name="P4">EL CONCEJO MUNICIPAL DE SAN CARLOS DE BARILOCHE</text:p>
      <text:p text:style-name="P4">SANCIONA CON CARÁCTER DE </text:p>
      <text:p text:style-name="P4"/>
      <text:p text:style-name="P20">ORDENANZA</text:p>
      <text:p text:style-name="P20"/>
      <text:p text:style-name="P5"/>
      <table:table table:name="Tabla1" table:style-name="Tabla1">
        <table:table-column table:style-name="Tabla1.A"/>
        <table:table-column table:style-name="Tabla1.B"/>
        <table:table-row table:style-name="Tabla1.1">
          <table:table-cell table:style-name="Tabla1.A1" office:value-type="string">
            <text:p text:style-name="P6">Art. 1°)</text:p>
          </table:table-cell>
          <table:table-cell table:style-name="Tabla1.A1" office:value-type="string">
            <text:p text:style-name="P43">Se desafecta del dominio público municipal y se afecta al dominio privado municipal el tramo de calle Prión, comprendido entre las manzanas 550 y 551, ambas del distrito catastral 19, circunscripción 1, sección C, con una superficie de 489 m², conforme según plano de mensura que como anexo I se adjunta a la presente.</text:p>
            <text:p text:style-name="P43"/>
            <text:p text:style-name="P47">La parcela que por el presente se crea, se integra a la zonificación ZIR 4 (Zona Intermedia Residencial 4), cuyos indicadores, usos y parámetros se encuentran definidos en la ordenanza 3134-CM-19: Plan de Desarrollo Urbano Ambiental del Oeste para la Delegación Lago Moreno.</text:p>
            <text:p text:style-name="P47"/>
          </table:table-cell>
        </table:table-row>
        <table:table-row table:style-name="Tabla1.1">
          <table:table-cell table:style-name="Tabla1.A1" office:value-type="string">
            <text:p text:style-name="P7">Art. 2°)</text:p>
          </table:table-cell>
          <table:table-cell table:style-name="Tabla1.A1" office:value-type="string">
            <text:p text:style-name="P48">Se autoriza al Departamento Ejecutivo Municipal a suscribir el convenio de comodato con la junta vecinal Península San Pedro sobre el inmueble indicado en el artículo precedente por el plazo de veinte (20) años a partir de la firma del convenio modelo que como anexo II forma parte de la presente, para el uso exclusivo de la misma; el desarrollo de sus actividades y la realización de obras.</text:p>
            <text:p text:style-name="P48"/>
            <text:p text:style-name="P48"><text:soft-page-break/></text:p>
          </table:table-cell>
        </table:table-row>
        <table:table-row table:style-name="Tabla1.1">
          <table:table-cell table:style-name="Tabla1.A1" office:value-type="string">
            <text:p text:style-name="P7">Art. 3°)</text:p>
          </table:table-cell>
          <table:table-cell table:style-name="Tabla1.A1" office:value-type="string">
            <text:p text:style-name="P2">Se establecen los siguientes plazos a cumplir por la junta vecinal a partir de la promulgación de la presente ordenanza, los cuales deberán estar contemplados en el convenio de comodato respectivo:</text:p>
            <text:p text:style-name="P2"/>
            <text:p text:style-name="P2">a) un (1) año: alambrado y/o cercado del predio cedido en comodato, realización de los trabajos de la limpieza, nivelación y acondicionamiento del mismo, y presentación de planos ante la MSCB.</text:p>
            <text:p text:style-name="P2">b) cinco (5) años: finalizar las obras de construcción del espacio, que deberá ajustarse a las normas de planeamiento y edificación vigentes y someterse a la aprobación municipal.</text:p>
            <text:p text:style-name="P43"/>
            <text:p text:style-name="P48">La junta vecinal Península San Pedro, se obliga a introducir sólo las mejoras propias y relacionadas con el destino autorizado.</text:p>
            <text:p text:style-name="P48"/>
          </table:table-cell>
        </table:table-row>
        <table:table-row table:style-name="Tabla1.1">
          <table:table-cell table:style-name="Tabla1.A1" office:value-type="string">
            <text:p text:style-name="P7">Art. 4°)</text:p>
          </table:table-cell>
          <table:table-cell table:style-name="Tabla1.A1" office:value-type="string">
            <text:p text:style-name="P45">La junta vecinal Península San Pedro será responsable del mantenimiento del predio y sus construcciones, de la provisión de los servicios y de abonar todos los tributos nacionales, provinciales y municipales, impuestos, tasas y servicios correspondientes al inmueble otorgado en comodato, así como también toda otra obligación que surja de la normativa de la ciudad de San Carlos de Bariloche.</text:p>
            <text:p text:style-name="P45"/>
            <text:p text:style-name="P46">El amojonamiento y mensura de la parcela estará a cargo de la comodataria.</text:p>
            <text:p text:style-name="P49"/>
          </table:table-cell>
        </table:table-row>
        <table:table-row table:style-name="Tabla1.1">
          <table:table-cell table:style-name="Tabla1.A1" office:value-type="string">
            <text:p text:style-name="P7">Art. 5°)</text:p>
          </table:table-cell>
          <table:table-cell table:style-name="Tabla1.A1" office:value-type="string">
            <text:p text:style-name="P43">Se procederá a la revocación del comodato sin necesidad de intimación o declaración alguna no pudiendo la comodataria reclamar suma de dinero alguna a la Municipalidad de San Carlos de Bariloche en los siguientes supuestos:</text:p>
            <text:p text:style-name="P43"/>
            <text:p text:style-name="P43">a) Por incumplimiento del objeto, del pago de impuestos, tasas y servicios o de la presente ordenanza.</text:p>
            <text:p text:style-name="P43">b) Por interés urbano.</text:p>
            <text:p text:style-name="P44">c) Por constatación de modificación de la actividad o destino.</text:p>
            <text:p text:style-name="P43"><text:span text:style-name="T58">d) </text:span>Por falta de utilización del mismo.</text:p>
            <text:p text:style-name="P43">e) Por disolución o intervención y/o acefalía de la junta vecinal.</text:p>
            <text:p text:style-name="P43">f) Vencidos los plazos establecidos en el artículo 3° sin verificar los requisitos impuestos.</text:p>
            <text:p text:style-name="P43">En tales supuestos la Municipalidad se reserva el derecho de resolver la contratación sin causa y recuperar el espacio, debiendo a tales fines intimar <text:soft-page-break/>a la comodataria la restitución de la finca de modo fehaciente con sesenta (60) días corridos de anticipación.</text:p>
            <text:p text:style-name="P43"><text:span text:style-name="T58">Se establece la verificación anual por parte del IMTVHS, de la observancia de lo dispuesto en el a</text:span><text:span text:style-name="T59">partado d.6.a) atent</text:span><text:span text:style-name="T58">o la facultad de desocupación automática que el Municipio podrá ejercer sin más trámite.</text:span></text:p>
            <text:p text:style-name="P44"/>
          </table:table-cell>
        </table:table-row>
        <table:table-row table:style-name="Tabla1.1">
          <table:table-cell table:style-name="Tabla1.A1" office:value-type="string">
            <text:p text:style-name="P7">Art. 6°)</text:p>
          </table:table-cell>
          <table:table-cell table:style-name="Tabla1.A1" office:value-type="string">
            <text:p text:style-name="P49">Vencido el plazo establecido en el artículo 3° de la presente ordenanza, la M<text:span text:style-name="T66">unicipalidad podrá renovar el convenio de comodato una vez verificado el cumplimiento de los fines institucionales tenido en cuenta para el otorgamiento del mismo, </text:span>como así también el cumplimiento de la comodataria a todas y cada una de las obligaciones contraídas a partir de la firma del convenio citado.</text:p>
            <text:p text:style-name="P50"/>
          </table:table-cell>
        </table:table-row>
        <table:table-row table:style-name="Tabla1.1">
          <table:table-cell table:style-name="Tabla1.A1" office:value-type="string">
            <text:p text:style-name="P7">Art. 7°)</text:p>
          </table:table-cell>
          <table:table-cell table:style-name="Tabla1.A1" office:value-type="string">
            <text:p text:style-name="P2">Comuníquese. Publíquese en el Boletín Oficial. Cumplido, archívese.</text:p>
            <text:p text:style-name="P2"/>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pan text:style-name="T5">ORDENANZA</text:span><text:span text:style-name="T7"> N.º 3252-CM-21</text:span></text:p>
      <text:p text:style-name="P10"><text:span text:style-name="T7">ANEXO</text:span><text:span text:style-name="T8"> </text:span><text:span text:style-name="T7">II</text:span></text:p>
      <text:p text:style-name="P38"><text:span text:style-name="T9">CONTRATO</text:span><text:span text:style-name="T10"> </text:span><text:span text:style-name="T11">DE</text:span><text:span text:style-name="T10"> </text:span><text:span text:style-name="T11">COMODATO</text:span></text:p>
      <text:p text:style-name="P39"/>
      <text:p text:style-name="P37"><text:span text:style-name="T7">En San Carlos de Bariloche, a los…..días del mes de…........de</text:span><text:span text:style-name="T12"> </text:span><text:span text:style-name="T7">, entre la Municipalidad</text:span><text:span text:style-name="T14"> </text:span><text:span text:style-name="T7">de San Carlos de Bariloche, representada por el Intendente Gustavo Gennuso, DNI</text:span><text:span text:style-name="T12"> </text:span><text:span text:style-name="T7">13.172.873 en adelante la MUNICIPALIDAD y la Junta Vecinal Península San Pedro,</text:span><text:span text:style-name="T12"> </text:span><text:span text:style-name="T7">con Personería Jurídica Municipal Nº</text:span><text:span text:style-name="T13"> ___________</text:span><text:span text:style-name="T7">, representada por su Presidenta Sra. Parma</text:span><text:span text:style-name="T12"> </text:span><text:span text:style-name="T7">Justina, DNI 30.592.861 en adelante la JUNTA VECINAL, convienen en desarrollar el</text:span><text:span text:style-name="T14"> </text:span><text:span text:style-name="T7">presente</text:span><text:span text:style-name="T11"> </text:span><text:span text:style-name="T7">Contrato de</text:span><text:span text:style-name="T11"> </text:span><text:span text:style-name="T7">Comodato, sujeto a las</text:span><text:span text:style-name="T11"> </text:span><text:span text:style-name="T7">siguientes cláusulas:</text:span></text:p>
      <text:p text:style-name="P39"/>
      <text:p text:style-name="P37"><text:span text:style-name="T7">PRIMERA: La MUNICIPALIDAD otorga en comodato a la JUNTA VECINAL el uso</text:span><text:span text:style-name="T12"> </text:span><text:span text:style-name="T7">del</text:span><text:span text:style-name="T15"> </text:span><text:span text:style-name="T7">inmueble</text:span><text:span text:style-name="T16"> </text:span><text:span text:style-name="T7">designado</text:span><text:span text:style-name="T17"> </text:span><text:span text:style-name="T7">catastralmente</text:span><text:span text:style-name="T18"> </text:span><text:span text:style-name="T7">19-1-C,</text:span><text:span text:style-name="T19"> </text:span><text:span text:style-name="T7">cuya</text:span><text:span text:style-name="T16"> </text:span><text:span text:style-name="T7">superficie</text:span><text:span text:style-name="T19"> </text:span><text:span text:style-name="T7">es</text:span><text:span text:style-name="T15"> </text:span><text:span text:style-name="T7">de</text:span><text:span text:style-name="T20"> </text:span><text:span text:style-name="T7">489,00</text:span><text:span text:style-name="T18"> m² </text:span><text:span text:style-name="T7">sito</text:span><text:span text:style-name="T15"> </text:span><text:span text:style-name="T7">en</text:span><text:span text:style-name="T21"> </text:span><text:span text:style-name="T7">el</text:span><text:span text:style-name="T11"> b</text:span><text:span text:style-name="T7">arrio Península San Pedro.</text:span></text:p>
      <text:p text:style-name="P39"/>
      <text:p text:style-name="P37"><text:span text:style-name="T7">SEGUNDA: El plazo del presente contrato se conviene por el término de veinte (20)</text:span><text:span text:style-name="T12"> </text:span><text:span text:style-name="T7">años</text:span><text:span text:style-name="T12"> </text:span><text:span text:style-name="T7">a</text:span><text:span text:style-name="T12"> </text:span><text:span text:style-name="T7">contar</text:span><text:span text:style-name="T12"> </text:span><text:span text:style-name="T7">desde</text:span><text:span text:style-name="T12"> </text:span><text:span text:style-name="T7">su</text:span><text:span text:style-name="T12"> </text:span><text:span text:style-name="T7">firma;</text:span><text:span text:style-name="T12"> </text:span><text:span text:style-name="T7">operándose</text:span><text:span text:style-name="T12"> </text:span><text:span text:style-name="T7">su</text:span><text:span text:style-name="T12"> </text:span><text:span text:style-name="T7">conclusión</text:span><text:span text:style-name="T12"> </text:span><text:span text:style-name="T7">de</text:span><text:span text:style-name="T12"> </text:span><text:span text:style-name="T7">pleno</text:span><text:span text:style-name="T12"> </text:span><text:span text:style-name="T7">derecho,</text:span><text:span text:style-name="T12"> </text:span><text:span text:style-name="T7">por</text:span><text:span text:style-name="T12"> </text:span><text:span text:style-name="T7">el</text:span><text:span text:style-name="T14"> </text:span><text:span text:style-name="T7">vencimiento de los plazos y sin necesidad de notificación previa alguna. La renovación</text:span><text:span text:style-name="T12"> </text:span><text:span text:style-name="T7">constituye facultad exclusiva de la MUNICIPALIDAD, por ende, no se presumirá de</text:span><text:span text:style-name="T12"> </text:span><text:span text:style-name="T7">renovación</text:span><text:span text:style-name="T12"> </text:span><text:span text:style-name="T7">automática</text:span><text:span text:style-name="T12"> </text:span><text:span text:style-name="T7">del</text:span><text:span text:style-name="T12"> </text:span><text:span text:style-name="T7">presente</text:span><text:span text:style-name="T12"> </text:span><text:span text:style-name="T7">contrato,</text:span><text:span text:style-name="T12"> </text:span><text:span text:style-name="T7">debiendo</text:span><text:span text:style-name="T12"> </text:span><text:span text:style-name="T7">instrumentarse</text:span><text:span text:style-name="T12"> </text:span><text:span text:style-name="T7">la</text:span><text:span text:style-name="T12"> </text:span><text:span text:style-name="T7">misma</text:span><text:span text:style-name="T22"> </text:span><text:span text:style-name="T7">en</text:span><text:span text:style-name="T14"> </text:span><text:span text:style-name="T7">forma</text:span><text:span text:style-name="T11"> </text:span><text:span text:style-name="T7">fehaciente</text:span><text:span text:style-name="T11"> </text:span><text:span text:style-name="T7">y por</text:span><text:span text:style-name="T11"> </text:span><text:span text:style-name="T7">escrito.</text:span></text:p>
      <text:p text:style-name="P39"/>
      <text:p text:style-name="P37"><text:span text:style-name="T7">TERCERA: La JUNTA VECINAL destinará el inmueble exclusivamente al desarrollo</text:span><text:span text:style-name="T12"> </text:span><text:span text:style-name="T7">de</text:span><text:span text:style-name="T23"> </text:span><text:span text:style-name="T7">sus</text:span><text:span text:style-name="T24"> </text:span><text:span text:style-name="T7">actividades,</text:span><text:span text:style-name="T25"> </text:span><text:span text:style-name="T7">entre</text:span><text:span text:style-name="T26"> </text:span><text:span text:style-name="T7">las</text:span><text:span text:style-name="T24"> </text:span><text:span text:style-name="T7">que</text:span><text:span text:style-name="T27"> </text:span><text:span text:style-name="T7">se</text:span><text:span text:style-name="T26"> </text:span><text:span text:style-name="T7">detallan:</text:span><text:span text:style-name="T24"> </text:span><text:span text:style-name="T7">el</text:span><text:span text:style-name="T28"> </text:span><text:span text:style-name="T7">mejoramiento</text:span><text:span text:style-name="T24"> </text:span><text:span text:style-name="T7">de</text:span><text:span text:style-name="T27"> </text:span><text:span text:style-name="T7">cercado</text:span><text:span text:style-name="T24"> </text:span><text:span text:style-name="T7">a</text:span><text:span text:style-name="T26"> </text:span><text:span text:style-name="T7">los</text:span><text:span text:style-name="T27"> </text:span><text:span text:style-name="T7">treinta</text:span></text:p>
      <text:p text:style-name="P37"><text:span text:style-name="T7">(30) días de firmado el presente; el desmalezado y limpieza del predio a los treinta (30)</text:span><text:span text:style-name="T12"> </text:span><text:span text:style-name="T7">días de firmado el presente; el amojonamiento del predio a los sesenta (60) días de</text:span><text:span text:style-name="T12"> </text:span><text:span text:style-name="T7">firmado el presente; la instalación de un cartel que indique el mismo como sede de la</text:span><text:span text:style-name="T12"> </text:span><text:span text:style-name="T7">junta vecinal a los sesenta (60) días de firmado el presente. Asimismo, se iniciarán las</text:span><text:span text:style-name="T12"> </text:span><text:span text:style-name="T7">gestiones para la elaboración del proyecto final de construcción de la sede de la junta</text:span><text:span text:style-name="T12"> </text:span><text:span text:style-name="T7">vecinal</text:span><text:span text:style-name="T11"> </text:span><text:span text:style-name="T7">a</text:span><text:span text:style-name="T9"> </text:span><text:span text:style-name="T7">los ciento</text:span><text:span text:style-name="T11"> </text:span><text:span text:style-name="T7">ochenta</text:span><text:span text:style-name="T11"> </text:span><text:span text:style-name="T7">(180)</text:span><text:span text:style-name="T11"> </text:span><text:span text:style-name="T7">días</text:span><text:span text:style-name="T11"> </text:span><text:span text:style-name="T7">de</text:span><text:span text:style-name="T11"> </text:span><text:span text:style-name="T7">firmado</text:span><text:span text:style-name="T12"> </text:span><text:span text:style-name="T7">el</text:span><text:span text:style-name="T11"> </text:span><text:span text:style-name="T7">presente.</text:span></text:p>
      <text:p text:style-name="P39"/>
      <text:p text:style-name="P37"><text:span text:style-name="T7">CUARTA: El Departamento Ejecutivo exigirá la desocupación inmediata del inmueble,</text:span><text:span text:style-name="T12"> </text:span><text:span text:style-name="T7">sin</text:span><text:span text:style-name="T12"> </text:span><text:span text:style-name="T7">derecho</text:span><text:span text:style-name="T12"> </text:span><text:span text:style-name="T7">a</text:span><text:span text:style-name="T12"> </text:span><text:span text:style-name="T7">indemnización</text:span><text:span text:style-name="T12"> </text:span><text:span text:style-name="T7">alguna</text:span><text:span text:style-name="T12"> </text:span><text:span text:style-name="T7">a</text:span><text:span text:style-name="T12"> </text:span><text:span text:style-name="T7">favor</text:span><text:span text:style-name="T12"> </text:span><text:span text:style-name="T7">del</text:span><text:span text:style-name="T12"> </text:span><text:span text:style-name="T7">comodatario,</text:span><text:span text:style-name="T12"> </text:span><text:span text:style-name="T7">en</text:span><text:span text:style-name="T12"> </text:span><text:span text:style-name="T7">los</text:span><text:span text:style-name="T22"> </text:span><text:span text:style-name="T7">siguientes</text:span><text:span text:style-name="T12"> </text:span><text:span text:style-name="T7">supuestos:</text:span></text:p>
      <text:p text:style-name="P51"><text:span text:style-name="T7">a) Por</text:span><text:span text:style-name="T11"> </text:span><text:span text:style-name="T7">incumplimiento</text:span><text:span text:style-name="T11"> </text:span><text:span text:style-name="T7">del</text:span><text:span text:style-name="T11"> </text:span><text:span text:style-name="T7">objeto, del</text:span><text:span text:style-name="T11"> </text:span><text:span text:style-name="T7">pago</text:span><text:span text:style-name="T11"> </text:span><text:span text:style-name="T7">de</text:span><text:span text:style-name="T9"> </text:span><text:span text:style-name="T7">impuestos de</text:span><text:span text:style-name="T9"> </text:span><text:span text:style-name="T7">la</text:span><text:span text:style-name="T11"> </text:span><text:span text:style-name="T7">presente</text:span><text:span text:style-name="T11"> </text:span><text:span text:style-name="T7">ordenanza.</text:span></text:p>
      <text:p text:style-name="P52"><text:span text:style-name="T7">b) Por</text:span><text:span text:style-name="T11"> </text:span><text:span text:style-name="T7">interés</text:span><text:span text:style-name="T11"> </text:span><text:span text:style-name="T7">urbano.</text:span></text:p>
      <text:p text:style-name="P51"><text:span text:style-name="T7">c) Por</text:span><text:span text:style-name="T29"> </text:span><text:span text:style-name="T7">constatación</text:span><text:span text:style-name="T11"> </text:span><text:span text:style-name="T7">de modificación</text:span><text:span text:style-name="T11"> </text:span><text:span text:style-name="T7">de la actividad o</text:span><text:span text:style-name="T11"> </text:span><text:span text:style-name="T7">destino.</text:span></text:p>
      <text:p text:style-name="P52"><text:soft-page-break/><text:span text:style-name="T7">d) Por</text:span><text:span text:style-name="T11"> </text:span><text:span text:style-name="T7">falta</text:span><text:span text:style-name="T9"> </text:span><text:span text:style-name="T7">de</text:span><text:span text:style-name="T9"> </text:span><text:span text:style-name="T7">utilización</text:span><text:span text:style-name="T12"> </text:span><text:span text:style-name="T7">del</text:span><text:span text:style-name="T11"> </text:span><text:span text:style-name="T7">mismo.</text:span></text:p>
      <text:p text:style-name="P51"><text:span text:style-name="T7">e) Por</text:span><text:span text:style-name="T30"> </text:span><text:span text:style-name="T7">disolución</text:span><text:span text:style-name="T29"> </text:span><text:span text:style-name="T7">o</text:span><text:span text:style-name="T29"> </text:span><text:span text:style-name="T7">intervención</text:span><text:span text:style-name="T29"> </text:span><text:span text:style-name="T7">y/o</text:span><text:span text:style-name="T8"> </text:span><text:span text:style-name="T7">acefalía</text:span><text:span text:style-name="T8"> </text:span><text:span text:style-name="T7">de</text:span><text:span text:style-name="T8"> </text:span><text:span text:style-name="T7">la</text:span><text:span text:style-name="T9"> </text:span><text:span text:style-name="T7">junta</text:span><text:span text:style-name="T31"> </text:span><text:span text:style-name="T7">vecinal.</text:span></text:p>
      <text:p text:style-name="P37"><text:span text:style-name="T7">QUINTA: Se encontrarán a cargo de la JUNTA VECINAL en forma exclusiva el pago</text:span><text:span text:style-name="T12"> </text:span><text:span text:style-name="T7">de</text:span><text:span text:style-name="T12"> </text:span><text:span text:style-name="T7">servicios</text:span><text:span text:style-name="T12"> </text:span><text:span text:style-name="T7">e</text:span><text:span text:style-name="T12"> </text:span><text:span text:style-name="T7">impuestos</text:span><text:span text:style-name="T12"> </text:span><text:span text:style-name="T7">(servicios</text:span><text:span text:style-name="T12"> </text:span><text:span text:style-name="T7">esenciales</text:span><text:span text:style-name="T12"> </text:span><text:span text:style-name="T7">de</text:span><text:span text:style-name="T12"> </text:span><text:span text:style-name="T7">luz,</text:span><text:span text:style-name="T12"> </text:span><text:span text:style-name="T7">agua</text:span><text:span text:style-name="T12"> </text:span><text:span text:style-name="T7">y</text:span><text:span text:style-name="T12"> </text:span><text:span text:style-name="T7">gas,</text:span><text:span text:style-name="T12"> </text:span><text:span text:style-name="T7">e</text:span><text:span text:style-name="T12"> </text:span><text:span text:style-name="T7">impuestos</text:span><text:span text:style-name="T12"> </text:span><text:span text:style-name="T7">provinciales),</text:span><text:span text:style-name="T12"> </text:span><text:span text:style-name="T7">debiendo</text:span><text:span text:style-name="T12"> </text:span><text:span text:style-name="T7">entregar</text:span><text:span text:style-name="T12"> </text:span><text:span text:style-name="T7">la</text:span><text:span text:style-name="T12"> </text:span><text:span text:style-name="T7">JUNTA</text:span><text:span text:style-name="T12"> </text:span><text:span text:style-name="T7">VECINAL</text:span><text:span text:style-name="T12"> </text:span><text:span text:style-name="T7">los</text:span><text:span text:style-name="T12"> </text:span><text:span text:style-name="T7">recibos</text:span><text:span text:style-name="T12"> </text:span><text:span text:style-name="T7">de</text:span><text:span text:style-name="T12"> </text:span><text:span text:style-name="T7">pago</text:span><text:span text:style-name="T12"> </text:span><text:span text:style-name="T7">correspondientes.</text:span></text:p>
      <text:p text:style-name="P39"/>
      <text:p text:style-name="P37"><text:span text:style-name="T7">La</text:span><text:span text:style-name="T12"> </text:span><text:span text:style-name="T7">JUNTA</text:span><text:span text:style-name="T12"> </text:span><text:span text:style-name="T7">VECINAL</text:span><text:span text:style-name="T12"> </text:span><text:span text:style-name="T7">será</text:span><text:span text:style-name="T12"> </text:span><text:span text:style-name="T7">responsable</text:span><text:span text:style-name="T12"> </text:span><text:span text:style-name="T7">del</text:span><text:span text:style-name="T12"> </text:span><text:span text:style-name="T7">mantenimiento</text:span><text:span text:style-name="T12"> </text:span><text:span text:style-name="T7">del</text:span><text:span text:style-name="T12"> </text:span><text:span text:style-name="T7">predio</text:span><text:span text:style-name="T12"> </text:span><text:span text:style-name="T7">y</text:span><text:span text:style-name="T12"> </text:span><text:span text:style-name="T7">de</text:span><text:span text:style-name="T12"> </text:span><text:span text:style-name="T7">las</text:span><text:span text:style-name="T12"> </text:span><text:span text:style-name="T7">construcciones</text:span><text:span text:style-name="T12"> </text:span><text:span text:style-name="T7">que</text:span><text:span text:style-name="T12"> </text:span><text:span text:style-name="T7">allí</text:span><text:span text:style-name="T12"> </text:span><text:span text:style-name="T7">realiza.</text:span><text:span text:style-name="T12"> </text:span><text:span text:style-name="T7">Se</text:span><text:span text:style-name="T12"> </text:span><text:span text:style-name="T7">deja</text:span><text:span text:style-name="T12"> </text:span><text:span text:style-name="T7">constancia</text:span><text:span text:style-name="T12"> </text:span><text:span text:style-name="T7">que</text:span><text:span text:style-name="T12"> </text:span><text:span text:style-name="T7">el</text:span><text:span text:style-name="T12"> </text:span><text:span text:style-name="T7">predio</text:span><text:span text:style-name="T12"> </text:span><text:span text:style-name="T7">se</text:span><text:span text:style-name="T12"> </text:span><text:span text:style-name="T7">encuentra</text:span><text:span text:style-name="T22"> </text:span><text:span text:style-name="T7">al</text:span><text:span text:style-name="T12"> </text:span><text:span text:style-name="T7">momento</text:span><text:span text:style-name="T11"> </text:span><text:span text:style-name="T7">de su entrega</text:span><text:span text:style-name="T11"> </text:span><text:span text:style-name="T7">sin mejoras realizadas.</text:span></text:p>
      <text:p text:style-name="P37"><text:span text:style-name="T7">Asimismo, y de conformidad al destino otorgado, hacer las mejoras pertinentes sobre el</text:span><text:span text:style-name="T12"> </text:span><text:span text:style-name="T7">inmueble en cuestión, siendo a su exclusivo</text:span><text:span text:style-name="T12"> </text:span><text:span text:style-name="T7">cargo el pago de los gravámenes que</text:span><text:span text:style-name="T12"> </text:span><text:span text:style-name="T7">alcancen tal actividad como así también toda otra erogación que por cualquier motivo se</text:span><text:span text:style-name="T14"> </text:span><text:span text:style-name="T7">produzca,</text:span><text:span text:style-name="T12"> </text:span><text:span text:style-name="T7">inclusive</text:span><text:span text:style-name="T12"> </text:span><text:span text:style-name="T7">la</text:span><text:span text:style-name="T12"> </text:span><text:span text:style-name="T7">responsabilidad</text:span><text:span text:style-name="T12"> </text:span><text:span text:style-name="T7">civil</text:span><text:span text:style-name="T12"> </text:span><text:span text:style-name="T7">hacia</text:span><text:span text:style-name="T12"> </text:span><text:span text:style-name="T7">terceros,</text:span><text:span text:style-name="T12"> </text:span><text:span text:style-name="T7">daños</text:span><text:span text:style-name="T12"> </text:span><text:span text:style-name="T7">por</text:span><text:span text:style-name="T12"> </text:span><text:span text:style-name="T7">accidentes</text:span><text:span text:style-name="T12"> </text:span><text:span text:style-name="T7">laborales,</text:span><text:span text:style-name="T12"> </text:span><text:span text:style-name="T7">reclamos</text:span><text:span text:style-name="T12"> </text:span><text:span text:style-name="T7">contractuales</text:span><text:span text:style-name="T12"> </text:span><text:span text:style-name="T7">vinculados</text:span><text:span text:style-name="T12"> </text:span><text:span text:style-name="T7">a</text:span><text:span text:style-name="T12"> </text:span><text:span text:style-name="T7">incumplimientos</text:span><text:span text:style-name="T12"> </text:span><text:span text:style-name="T7">de</text:span><text:span text:style-name="T12"> </text:span><text:span text:style-name="T7">obligaciones</text:span><text:span text:style-name="T12"> </text:span><text:span text:style-name="T7">derivadas</text:span><text:span text:style-name="T12"> </text:span><text:span text:style-name="T7">de</text:span><text:span text:style-name="T12"> </text:span><text:span text:style-name="T7">la</text:span><text:span text:style-name="T12"> </text:span><text:span text:style-name="T7">construcción</text:span><text:span text:style-name="T12"> </text:span><text:span text:style-name="T7">y</text:span><text:span text:style-name="T12"> </text:span><text:span text:style-name="T7">toda</text:span><text:span text:style-name="T12"> </text:span><text:span text:style-name="T7">otra</text:span><text:span text:style-name="T12"> </text:span><text:span text:style-name="T7">obligación</text:span><text:span text:style-name="T12"> </text:span><text:span text:style-name="T7">derivada</text:span><text:span text:style-name="T12"> </text:span><text:span text:style-name="T7">de</text:span><text:span text:style-name="T12"> </text:span><text:span text:style-name="T7">la</text:span><text:span text:style-name="T12"> </text:span><text:span text:style-name="T7">tenencia</text:span><text:span text:style-name="T22"> </text:span><text:span text:style-name="T7">del</text:span><text:span text:style-name="T12"> </text:span><text:span text:style-name="T7">inmueble.</text:span></text:p>
      <text:p text:style-name="P39"/>
      <text:p text:style-name="P37"><text:span text:style-name="T11">SEXTA: La JUNTA VECINAL no podrá permitir el uso del inmueble </text:span><text:span text:style-name="T7">con fines ajenos e</text:span><text:span text:style-name="T14"> </text:span><text:span text:style-name="T7">incompatibles con la finalidad prevista en la cláusula TERCERA. Tampoco podrá ceder</text:span><text:span text:style-name="T14"> </text:span><text:span text:style-name="T7">este</text:span><text:span text:style-name="T11"> </text:span><text:span text:style-name="T7">contrato bajo ninguna</text:span><text:span text:style-name="T11"> </text:span><text:span text:style-name="T7">forma.</text:span></text:p>
      <text:p text:style-name="P39"/>
      <text:p text:style-name="P37"><text:span text:style-name="T7">SÉPTIMA: La JUNTA VECINAL deberá restituir el inmueble otorgado al finalizar el</text:span><text:span text:style-name="T12"> </text:span><text:span text:style-name="T7">comodato</text:span><text:span text:style-name="T11"> </text:span><text:span text:style-name="T7">libre</text:span><text:span text:style-name="T29"> </text:span><text:span text:style-name="T7">de</text:span><text:span text:style-name="T9"> </text:span><text:span text:style-name="T7">todo</text:span><text:span text:style-name="T11"> </text:span><text:span text:style-name="T7">ocupante,</text:span><text:span text:style-name="T11"> </text:span><text:span text:style-name="T7">a</text:span><text:span text:style-name="T29"> </text:span><text:span text:style-name="T7">satisfacción</text:span><text:span text:style-name="T11"> </text:span><text:span text:style-name="T7">de la</text:span><text:span text:style-name="T11"> </text:span><text:span text:style-name="T7">MUNICIPALIDAD.</text:span></text:p>
      <text:p text:style-name="P39"/>
      <text:p text:style-name="P37"><text:span text:style-name="T7">OCTAVA: La JUNTA VECINAL se obliga a contratar y mantener actualizado el pago</text:span><text:span text:style-name="T12"> </text:span><text:span text:style-name="T7">de los seguros de responsabilidad e incendios necesarios para cubrir los riesgos de</text:span><text:span text:style-name="T12"> </text:span><text:span text:style-name="T7">siniestros</text:span><text:span text:style-name="T12"> </text:span><text:span text:style-name="T7">que</text:span><text:span text:style-name="T12"> </text:span><text:span text:style-name="T7">pudieran</text:span><text:span text:style-name="T12"> </text:span><text:span text:style-name="T7">afectar</text:span><text:span text:style-name="T12"> </text:span><text:span text:style-name="T7">a</text:span><text:span text:style-name="T12"> </text:span><text:span text:style-name="T7">las</text:span><text:span text:style-name="T12"> </text:span><text:span text:style-name="T7">construcciones</text:span><text:span text:style-name="T12"> </text:span><text:span text:style-name="T7">y</text:span><text:span text:style-name="T12"> </text:span><text:span text:style-name="T7">a</text:span><text:span text:style-name="T12"> </text:span><text:span text:style-name="T7">las</text:span><text:span text:style-name="T12"> </text:span><text:span text:style-name="T7">personas</text:span><text:span text:style-name="T12"> </text:span><text:span text:style-name="T7">y</text:span><text:span text:style-name="T12"> </text:span><text:span text:style-name="T7">mantendrá</text:span><text:span text:style-name="T14"> </text:span><text:span text:style-name="T7">totalmente indemne a la MUNICIPALIDAD de todo reclamo judicial o extrajudicial por</text:span><text:span text:style-name="T14"> </text:span><text:span text:style-name="T7">cualquier</text:span><text:span text:style-name="T11"> </text:span><text:span text:style-name="T7">concepto</text:span><text:span text:style-name="T11"> </text:span><text:span text:style-name="T7">que</text:span><text:span text:style-name="T11"> </text:span><text:span text:style-name="T7">pudiere</text:span><text:span text:style-name="T9"> </text:span><text:span text:style-name="T7">ocurrir, respecto</text:span><text:span text:style-name="T11"> </text:span><text:span text:style-name="T7">de</text:span><text:span text:style-name="T9"> </text:span><text:span text:style-name="T7">terceros</text:span><text:span text:style-name="T11"> </text:span><text:span text:style-name="T7">y/o dependientes.</text:span></text:p>
      <text:p text:style-name="P39"/>
      <text:p text:style-name="P37"><text:span text:style-name="T11">NOVENA: La JUNTA VECINAL será </text:span><text:span text:style-name="T7">responsable por todo acto u omisión que pudiere</text:span><text:span text:style-name="T14"> </text:span><text:span text:style-name="T7">causar a terceros con motivo del cumplimiento de sus respectivas obligaciones. A dicho</text:span><text:span text:style-name="T12"> </text:span><text:span text:style-name="T7">respecto, se deja aclarado que la responsabilidad de la JUNTA VECINAL será asumida</text:span><text:span text:style-name="T12"> </text:span><text:span text:style-name="T7">en forma individual en virtud de la efectiva responsabilidad incurrida, no siendo la</text:span><text:span text:style-name="T12"> </text:span><text:span text:style-name="T7">MUNICIPALIDAD de ninguna manera solidariamente responsable por los actos de la</text:span><text:span text:style-name="T12"> </text:span><text:span text:style-name="T7">JUNTA</text:span><text:span text:style-name="T32"> </text:span><text:span text:style-name="T7">VECINAL.</text:span></text:p>
      <text:p text:style-name="P40"/>
      <text:p text:style-name="P37"><text:span text:style-name="T7">Si la JUNTA VECINAL incumpliera cualquiera de sus obligaciones, deberá mantener</text:span><text:span text:style-name="T12"> </text:span><text:span text:style-name="T7">indemne a la MUNICIPALIDAD respecto de cualquier reclamo, demanda o recurso de</text:span><text:span text:style-name="T12"> </text:span><text:span text:style-name="T7">naturaleza</text:span><text:span text:style-name="T12"> </text:span><text:span text:style-name="T7">administrativa</text:span><text:span text:style-name="T12"> </text:span><text:span text:style-name="T7">o</text:span><text:span text:style-name="T12"> </text:span><text:span text:style-name="T7">judicial</text:span><text:span text:style-name="T12"> </text:span><text:span text:style-name="T7">que</text:span><text:span text:style-name="T12"> </text:span><text:span text:style-name="T7">pueda</text:span><text:span text:style-name="T12"> </text:span><text:span text:style-name="T7">interponer</text:span><text:span text:style-name="T12"> </text:span><text:span text:style-name="T7">cualquier</text:span><text:span text:style-name="T12"> </text:span><text:span text:style-name="T7">tercero</text:span><text:span text:style-name="T12"> </text:span><text:span text:style-name="T7">por</text:span><text:span text:style-name="T12"> </text:span><text:span text:style-name="T7">tal</text:span><text:span text:style-name="T12"> </text:span><text:span text:style-name="T7">incumplimiento.</text:span></text:p>
      <text:p text:style-name="P39"/>
      <text:p text:style-name="P37"><text:span text:style-name="T7">DÉCIMA: A la finalización</text:span><text:span text:style-name="T12"> </text:span><text:span text:style-name="T7">del</text:span><text:span text:style-name="T12"> </text:span><text:span text:style-name="T7">presente</text:span><text:span text:style-name="T12"> </text:span><text:span text:style-name="T7">contrato,</text:span><text:span text:style-name="T12"> </text:span><text:span text:style-name="T7">la JUNTA VECINAL no tendrá</text:span><text:span text:style-name="T12"> </text:span><text:span text:style-name="T7">derecho</text:span><text:span text:style-name="T12"> </text:span><text:span text:style-name="T7">a</text:span><text:span text:style-name="T12"> </text:span><text:span text:style-name="T7">ningún</text:span><text:span text:style-name="T12"> </text:span><text:span text:style-name="T7">reclamo</text:span><text:span text:style-name="T12"> </text:span><text:span text:style-name="T7">por</text:span><text:span text:style-name="T12"> </text:span><text:span text:style-name="T7">las</text:span><text:span text:style-name="T12"> </text:span><text:span text:style-name="T7">mejoras</text:span><text:span text:style-name="T12"> </text:span><text:span text:style-name="T7">que</text:span><text:span text:style-name="T12"> </text:span><text:span text:style-name="T7">hubiere</text:span><text:span text:style-name="T12"> </text:span><text:span text:style-name="T7">efectuado</text:span><text:span text:style-name="T12"> </text:span><text:span text:style-name="T7">en</text:span><text:span text:style-name="T12"> </text:span><text:span text:style-name="T7">el</text:span><text:span text:style-name="T12"> </text:span><text:span text:style-name="T7">inmueble,</text:span><text:span text:style-name="T12"> </text:span><text:span text:style-name="T7">dejándose</text:span><text:span text:style-name="T12"> </text:span><text:span text:style-name="T7">expresa</text:span><text:span text:style-name="T12"> </text:span><text:span text:style-name="T7">constancia</text:span><text:span text:style-name="T12"> </text:span><text:span text:style-name="T7">que</text:span><text:span text:style-name="T12"> </text:span><text:span text:style-name="T7">las</text:span><text:span text:style-name="T12"> </text:span><text:span text:style-name="T7">mismas</text:span><text:span text:style-name="T12"> </text:span><text:span text:style-name="T7">son</text:span><text:span text:style-name="T12"> </text:span><text:span text:style-name="T7">de</text:span><text:span text:style-name="T12"> </text:span><text:span text:style-name="T7">exclusiva</text:span><text:span text:style-name="T12"> </text:span><text:span text:style-name="T7">titularidad</text:span><text:span text:style-name="T12"> </text:span><text:span text:style-name="T7">de</text:span><text:span text:style-name="T12"> </text:span><text:span text:style-name="T7">la</text:span><text:span text:style-name="T12"> MUNICIPALIDAD</text:span><text:span text:style-name="T7">,</text:span><text:span text:style-name="T12"> </text:span><text:span text:style-name="T7">sin</text:span><text:span text:style-name="T12"> </text:span><text:span text:style-name="T7">obligación</text:span><text:span text:style-name="T12"> </text:span><text:span text:style-name="T7">de</text:span><text:span text:style-name="T12"> </text:span><text:span text:style-name="T7">resarcimiento</text:span><text:span text:style-name="T12"> </text:span><text:span text:style-name="T7">o</text:span><text:span text:style-name="T12"> </text:span><text:span text:style-name="T7">indemnización</text:span><text:span text:style-name="T12"> </text:span><text:span text:style-name="T7">alguna</text:span><text:span text:style-name="T22"> </text:span><text:span text:style-name="T7">por</text:span><text:span text:style-name="T12"> </text:span><text:span text:style-name="T7">ningún</text:span><text:span text:style-name="T11"> </text:span><text:span text:style-name="T7">concepto a la</text:span><text:span text:style-name="T9"> </text:span><text:span text:style-name="T7">JUNTA</text:span><text:span text:style-name="T33"> </text:span><text:span text:style-name="T7">VECINAL.</text:span></text:p>
      <text:p text:style-name="P39"/>
      <text:p text:style-name="P37"><text:span text:style-name="T7">DÉCIMA</text:span><text:span text:style-name="T12"> </text:span><text:span text:style-name="T7">PRIMERA:</text:span><text:span text:style-name="T12"> </text:span><text:span text:style-name="T7">La</text:span><text:span text:style-name="T12"> </text:span><text:span text:style-name="T7">MUNICIPALIDAD</text:span><text:span text:style-name="T12"> </text:span><text:span text:style-name="T7">tiene</text:span><text:span text:style-name="T12"> </text:span><text:span text:style-name="T7">a</text:span><text:span text:style-name="T12"> </text:span><text:span text:style-name="T7">lo</text:span><text:span text:style-name="T12"> </text:span><text:span text:style-name="T7">largo</text:span><text:span text:style-name="T12"> </text:span><text:span text:style-name="T7">de</text:span><text:span text:style-name="T12"> </text:span><text:span text:style-name="T7">la</text:span><text:span text:style-name="T12"> </text:span><text:span text:style-name="T7">duración</text:span><text:span text:style-name="T12"> </text:span><text:span text:style-name="T7">del</text:span><text:span text:style-name="T12"> </text:span><text:span text:style-name="T7">presente contrato, el más amplio derecho de inspeccionar el inmueble objeto de este</text:span><text:span text:style-name="T12"> </text:span><text:span text:style-name="T7">comodato. Asimismo,</text:span><text:span text:style-name="T12"> </text:span><text:span text:style-name="T7">es</text:span><text:span text:style-name="T12"> </text:span><text:span text:style-name="T7">obligación</text:span><text:span text:style-name="T12"> </text:span><text:span text:style-name="T7">de</text:span><text:span text:style-name="T12"> </text:span><text:span text:style-name="T7">la</text:span><text:span text:style-name="T12"> </text:span><text:span text:style-name="T7">JUNTA VECINAL la</text:span><text:span text:style-name="T12"> </text:span><text:span text:style-name="T7">exhibición</text:span><text:span text:style-name="T12"> </text:span><text:span text:style-name="T7">de</text:span><text:span text:style-name="T12"> </text:span><text:span text:style-name="T7">los</text:span><text:span text:style-name="T12"> </text:span><text:span text:style-name="T7">recibos</text:span><text:span text:style-name="T12"> </text:span><text:span text:style-name="T7">de</text:span><text:span text:style-name="T12"> </text:span><text:span text:style-name="T7">pagos</text:span><text:span text:style-name="T12"> </text:span><text:span text:style-name="T7">de</text:span><text:span text:style-name="T12"> </text:span><text:span text:style-name="T7">tasas</text:span><text:span text:style-name="T12"> </text:span><text:span text:style-name="T7">y</text:span><text:span text:style-name="T12"> </text:span><text:span text:style-name="T7">contribuciones</text:span><text:span text:style-name="T12"> </text:span><text:span text:style-name="T7">al</text:span><text:span text:style-name="T12"> </text:span><text:span text:style-name="T7">primer</text:span><text:span text:style-name="T12"> </text:span><text:span text:style-name="T7">requerimiento</text:span><text:span text:style-name="T12"> </text:span><text:span text:style-name="T7">de</text:span><text:span text:style-name="T12"> </text:span><text:span text:style-name="T7">la</text:span><text:span text:style-name="T12"> </text:span><text:span text:style-name="T7">MUNICIPALIDAD. El Instituto Municipal de Tierra y Vivienda para el Hábitat Social</text:span><text:span text:style-name="T12"> </text:span><text:span text:style-name="T7">queda a cargo de la observancia del cumplimiento por parte de la JUNTA VECINAL de</text:span><text:span text:style-name="T14"> </text:span><text:span text:style-name="T7">los cargos, condiciones y obligaciones que emanan del presente acuerdo (artículo 8º,</text:span><text:span text:style-name="T12"> </text:span><text:span text:style-name="T7">última</text:span><text:span text:style-name="T9"> </text:span><text:span text:style-name="T7">parte</text:span><text:span text:style-name="T9"> </text:span><text:span text:style-name="T7">de</text:span><text:span text:style-name="T11"> </text:span><text:span text:style-name="T7">la ordenanza</text:span><text:span text:style-name="T11"> </text:span><text:span text:style-name="T7">2083-CM-10).</text:span></text:p>
      <text:p text:style-name="P39"/>
      <text:p text:style-name="P37"><text:span text:style-name="T7">DÉCIMA SEGUNDA: La JUNTA VECINAL declara que ocupa sólo en calidad de</text:span><text:span text:style-name="T12"> </text:span><text:span text:style-name="T7">autorizado por la MUNICIPALIDAD y en los términos de este contrato, renunciando</text:span><text:span text:style-name="T12"> </text:span><text:span text:style-name="T7">expresamente a la posesión con ánimo de dueño, y declara que durante toda la vigencia</text:span><text:span text:style-name="T12"> </text:span><text:span text:style-name="T7">de la ocupación que ejerce en virtud de este contrato reconoce como poseedor y titular</text:span><text:span text:style-name="T12"> </text:span><text:span text:style-name="T7">pleno</text:span><text:span text:style-name="T9"> </text:span><text:span text:style-name="T7">de</text:span><text:span text:style-name="T8"> </text:span><text:span text:style-name="T7">dominio</text:span><text:span text:style-name="T11"> </text:span><text:span text:style-name="T7">a</text:span><text:span text:style-name="T9"> </text:span><text:span text:style-name="T7">la</text:span><text:span text:style-name="T9"> </text:span><text:span text:style-name="T7">MUNICIPALIDAD</text:span><text:span text:style-name="T11"> </text:span><text:span text:style-name="T7">DE</text:span><text:span text:style-name="T9"> </text:span><text:span text:style-name="T7">SAN</text:span><text:span text:style-name="T9"> </text:span><text:span text:style-name="T7">CARLOS</text:span><text:span text:style-name="T11"> </text:span><text:span text:style-name="T7">DE</text:span><text:span text:style-name="T9"> </text:span><text:span text:style-name="T7">BARILOCHE.</text:span></text:p>
      <text:p text:style-name="P39"/>
      <text:p text:style-name="P37"><text:span text:style-name="T7">DÉCIMA TERCERA: Las partes constituyen domicilios especiales en los indicados en</text:span><text:span text:style-name="T12"> </text:span><text:span text:style-name="T7">el encabezado, en donde serán tenidas por válidas todas las comunicaciones que se</text:span><text:span text:style-name="T12"> </text:span><text:span text:style-name="T7">cursen. Asimismo acuerdan la competencia de los tribunales ordinarios</text:span><text:span text:style-name="T12"> </text:span><text:span text:style-name="T7">de la IIIra.</text:span><text:span text:style-name="T12"> </text:span><text:span text:style-name="T7">Circunscripción Judicial de la Provincia de Río Negro, con renuncia expresa a todo otro</text:span><text:span text:style-name="T12"> </text:span><text:span text:style-name="T7">fuero</text:span><text:span text:style-name="T11"> </text:span><text:span text:style-name="T7">o jurisdicción que</text:span><text:span text:style-name="T12"> </text:span><text:span text:style-name="T7">pudiere</text:span><text:span text:style-name="T11"> </text:span><text:span text:style-name="T7">corresponderles.</text:span></text:p>
      <text:p text:style-name="P39"/>
      <text:p text:style-name="P11"><text:span text:style-name="T7">En</text:span><text:span text:style-name="T34"> </text:span><text:span text:style-name="T7">prueba</text:span><text:span text:style-name="T34"> </text:span><text:span text:style-name="T7">de</text:span><text:span text:style-name="T35"> </text:span><text:span text:style-name="T7">conformidad,</text:span><text:span text:style-name="T36"> </text:span><text:span text:style-name="T7">se</text:span><text:span text:style-name="T37"> </text:span><text:span text:style-name="T7">firman</text:span><text:span text:style-name="T34"> </text:span><text:span text:style-name="T7">tres</text:span><text:span text:style-name="T37"> </text:span><text:span text:style-name="T7">(3)</text:span><text:span text:style-name="T35"> </text:span><text:span text:style-name="T7">ejemplares</text:span><text:span text:style-name="T37"> </text:span><text:span text:style-name="T7">de</text:span><text:span text:style-name="T34"> </text:span><text:span text:style-name="T7">un</text:span><text:span text:style-name="T35"> </text:span><text:span text:style-name="T7">mismo</text:span><text:span text:style-name="T34"> </text:span><text:span text:style-name="T7">tenor</text:span><text:span text:style-name="T37"> </text:span><text:span text:style-name="T7">y</text:span><text:span text:style-name="T34"> </text:span><text:span text:style-name="T7">a</text:span><text:span text:style-name="T35"> </text:span><text:span text:style-name="T7">un</text:span><text:span text:style-name="T34"> </text:span><text:span text:style-name="T7">solo</text:span><text:span text:style-name="T34"> </text:span><text:span text:style-name="T7">efecto,</text:span><text:span text:style-name="T38"> </text:span><text:span text:style-name="T7">en</text:span><text:span text:style-name="T11"> </text:span><text:span text:style-name="T7">San</text:span><text:span text:style-name="T11"> </text:span><text:span text:style-name="T7">Carlos</text:span><text:span text:style-name="T11"> </text:span><text:span text:style-name="T7">de</text:span><text:span text:style-name="T11"> </text:span><text:span text:style-name="T7">Bariloche,</text:span><text:span text:style-name="T29"> </text:span><text:span text:style-name="T7">Provincia</text:span><text:span text:style-name="T11"> </text:span><text:span text:style-name="T7">de</text:span><text:span text:style-name="T11"> </text:span><text:span text:style-name="T7">Río</text:span><text:span text:style-name="T11"> </text:span><text:span text:style-name="T7">Negro,</text:span><text:span text:style-name="T11"> </text:span><text:span text:style-name="T7">a</text:span><text:span text:style-name="T9"> </text:span><text:span text:style-name="T7">los <text:s text:c="5"/>días</text:span><text:span text:style-name="T9"> </text:span><text:span text:style-name="T7">del</text:span><text:span text:style-name="T11"> </text:span><text:span text:style-name="T7">mes de <text:s text:c="7"/>de.</text:span></text:p>
      <text:p text:style-name="P13"/>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바탕"/>
    <style:font-face style:name="Symbol" svg:font-family="Symbol"/>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Microsoft Sans Serif1" svg:font-family="'Microsoft Sans Serif'" style:font-pitch="variable"/>
    <style:font-face style:name="Noto Sans CJK SC Regular1" svg:font-family="'Noto Sans CJK SC Regular'" style:font-pitch="variable"/>
    <style:font-face style:name="Symbol1" svg:font-family="Symbol"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Nimbus Roman No9 L1" svg:font-family="'Nimbus Roman No9 L', 'Times New Roman'"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 fo:font-family="'Nimbus Roman No9 L', 'Times New Roman'" style:font-family-generic="roman" style:font-pitch="variable" fo:font-size="12pt" fo:language="es" fo:country="AR" style:letter-kerning="true" style:font-name-asian="Droid Sans Fallback1" style:font-family-asian="'Droid Sans Fallback', 'MS Mincho'" style:font-pitch-asian="variable" style:font-size-asian="12pt" style:language-asian="zh" style:country-asian="CN" style:font-name-complex="FreeSans3" style:font-family-complex="FreeSans, 'MS Gothic'" style:font-pitch-complex="variable" style:font-size-complex="12pt" style:language-complex="hi" style:country-complex="IN" fo:hyphenate="false" fo:hyphenation-remain-char-count="2" fo:hyphenation-push-char-count="2"/>
    </style:style>
    <style:style style:name="Text_20_body_20_indent_20__28_user_29_" style:display-name="Text body indent (user)" style:family="paragraph" style:parent-style-name="Standard_20__28_user_29_">
      <style:paragraph-properties fo:margin-left="2.251cm" fo:margin-right="0cm" fo:text-align="justify" style:justify-single-word="false" fo:orphans="2" fo:widows="2" fo:text-indent="-2.251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style:line-height-at-least="0.176cm" fo:orphans="0" fo:widows="0"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Paragraph" style:display-name="Table Paragraph" style:family="paragraph" style:parent-style-name="Standard"/>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text-properties fo:color="#00000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Nimbus Roman No9 L" fo:font-family="'Nimbus Roman No9 L', 'Times New Roman'" style:font-family-generic="roman" style:font-pitch="variable" fo:font-size="12pt" fo:language="es" fo:country="ES" style:font-size-asian="12pt" style:language-asian="en" style:country-asian="US" style:font-name-complex="Nimbus Roman No9 L" style:font-family-complex="'Nimbus Roman No9 L', 'Times New Roman'" style:font-family-generic-complex="roman" style:font-pitch-complex="variable" style:language-complex="ar" style:country-complex="SA"/>
    </style:style>
    <style:style style:name="WW8Num2z1" style:family="text">
      <style:text-properties style:font-name="Symbol" fo:font-family="Symbol" fo:font-size="12pt" fo:letter-spacing="-0.002cm" fo:language="es" fo:country="ES" style:font-size-asian="12pt" style:language-asian="en" style:country-asian="US" style:font-name-complex="Times New Roman" style:font-family-complex="'Times New Roman'" style:font-family-generic-complex="roman" style:font-pitch-complex="variable" style:font-size-complex="12pt" style:language-complex="ar" style:country-complex="SA" style:text-scale="99%"/>
    </style:style>
    <style:style style:name="WW8Num2z2" style:family="text">
      <style:text-properties style:font-name="Symbol" fo:font-family="Symbol" fo:language="es" fo:country="ES" style:language-asian="en" style:country-asian="US" style:font-name-complex="Symbol1" style:font-family-complex="Symbol" style:font-pitch-complex="variable" style:language-complex="ar" style:country-complex="SA"/>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text-properties fo:color="#000000" style:text-position="0% 100%" style:font-name="Microsoft Sans Serif" fo:font-family="'Microsoft Sans Serif'" style:font-family-generic="roman" style:font-pitch="variable" fo:font-size="12pt" fo:letter-spacing="normal" fo:language="es" fo:country="ES" style:font-name-asian="Microsoft Sans Serif1" style:font-family-asian="'Microsoft Sans Serif'" style:font-pitch-asian="variable" style:font-size-asian="12pt" style:language-asian="es" style:country-asian="ES" style:font-name-complex="Microsoft Sans Serif1" style:font-family-complex="'Microsoft Sans Serif'" style:font-pitch-complex="variable" style:font-size-complex="12pt" style:language-complex="es" style:country-complex="ES" style:text-scale="100%"/>
    </style:style>
    <style:style style:name="Body_20_text_20__28_2_29__5f_" style:display-name="Body text (2)_" style:family="text" style:parent-style-name="Default_20_Paragraph_20_Fo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Body_20_text_20__28_2_29__20__2b__20_10.5_20_pt" style:display-name="Body text (2) + 10.5 pt" style:family="text" style:parent-style-name="Body_20_text_20__28_2_29__5f_">
      <style:text-properties fo:color="#000000" style:text-position="0% 100%" fo:font-size="10.5pt" fo:letter-spacing="normal" fo:language="es" fo:country="ES" style:font-size-asian="10.5pt" style:language-asian="es" style:country-asian="ES" style:font-size-complex="10.5pt" style:language-complex="es" style:country-complex="ES" style:text-scale="1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563c1" style:text-underline-style="solid" style:text-underline-width="auto" style:text-underline-color="font-color"/>
    </style:style>
    <style:style style:name="ListLabel_20_262" style:display-name="ListLabel 262" style:family="text">
      <style:text-properties style:font-name="Nimbus Roman No9 L" fo:font-family="'Nimbus Roman No9 L', 'Times New Roman'" style:font-family-generic="roman" style:font-pitch="variable" fo:font-size="12pt" fo:language="es" fo:country="ES" style:font-size-asian="12pt" style:language-asian="en" style:country-asian="US" style:font-name-complex="Nimbus Roman No9 L" style:font-family-complex="'Nimbus Roman No9 L', 'Times New Roman'" style:font-family-generic-complex="roman" style:font-pitch-complex="variable" style:language-complex="ar" style:country-complex="SA"/>
    </style:style>
    <style:style style:name="ListLabel_20_263" style:display-name="ListLabel 263" style:family="text">
      <style:text-properties fo:font-size="12pt" fo:letter-spacing="-0.002cm" fo:language="es" fo:country="ES" style:font-size-asian="12pt" style:language-asian="en" style:country-asian="US" style:font-name-complex="Times New Roman" style:font-family-complex="'Times New Roman'" style:font-family-generic-complex="roman" style:font-pitch-complex="variable" style:font-size-complex="12pt" style:language-complex="ar" style:country-complex="SA" style:text-scale="99%"/>
    </style:style>
    <style:style style:name="ListLabel_20_264" style:display-name="ListLabel 264"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65" style:display-name="ListLabel 265"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66" style:display-name="ListLabel 266"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67" style:display-name="ListLabel 267"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68" style:display-name="ListLabel 268"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69" style:display-name="ListLabel 269" style:family="text">
      <style:text-properties fo:language="es" fo:country="ES" style:language-asian="en" style:country-asian="US" style:font-name-complex="Symbol1" style:font-family-complex="Symbol" style:font-pitch-complex="variable" style:language-complex="ar" style:country-complex="SA"/>
    </style:style>
    <style:style style:name="ListLabel_20_270" style:display-name="ListLabel 270" style:family="text">
      <style:text-properties fo:language="es" fo:country="ES" style:language-asian="en" style:country-asian="US" style:font-name-complex="Symbol1" style:font-family-complex="Symbol"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5.247cm" fo:break-before="page" table:align="left" style:writing-mode="lr-tb"/>
    </style:style>
    <style:style style:name="Tabla2.A" style:family="table-column">
      <style:table-column-properties style:column-width="4.29cm"/>
    </style:style>
    <style:style style:name="Tabla2.B" style:family="table-column">
      <style:table-column-properties style:column-width="5.082cm"/>
    </style:style>
    <style:style style:name="Tabla2.C" style:family="table-column">
      <style:table-column-properties style:column-width="5.876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247cm" fo:break-before="page" table:align="left" style:writing-mode="lr-tb"/>
    </style:style>
    <style:style style:name="Tabla3.A" style:family="table-column">
      <style:table-column-properties style:column-width="4.29cm"/>
    </style:style>
    <style:style style:name="Tabla3.B" style:family="table-column">
      <style:table-column-properties style:column-width="5.082cm"/>
    </style:style>
    <style:style style:name="Tabla3.C" style:family="table-column">
      <style:table-column-properties style:column-width="5.876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Tabla4" style:family="table">
      <style:table-properties style:width="16.376cm" table:align="left" style:writing-mode="lr-tb"/>
    </style:style>
    <style:style style:name="Tabla4.A" style:family="table-column">
      <style:table-column-properties style:column-width="5.472cm"/>
    </style:style>
    <style:style style:name="Tabla4.B" style:family="table-column">
      <style:table-column-properties style:column-width="4.655cm"/>
    </style:style>
    <style:style style:name="Tabla4.C" style:family="table-column">
      <style:table-column-properties style:column-width="6.249cm"/>
    </style:style>
    <style:style style:name="Tabla4.1" style:family="table-row">
      <style:table-row-properties style:min-row-height="2.715cm" fo:keep-together="auto"/>
    </style:style>
    <style:style style:name="Tabla4.A1" style:family="table-cell">
      <style:table-cell-properties style:vertical-align="middle" fo:padding-left="0.161cm" fo:padding-right="0.191cm" fo:padding-top="0cm" fo:padding-bottom="0cm" fo:border-left="0.75pt solid #c0c0c0" fo:border-right="none" fo:border-top="0.75pt solid #c0c0c0" fo:border-bottom="0.75pt solid #c0c0c0" style:writing-mode="lr-tb"/>
    </style:style>
    <style:style style:name="Tabla4.C1" style:family="table-cell">
      <style:table-cell-properties style:vertical-align="middle" fo:padding-left="0.161cm" fo:padding-right="0.191cm" fo:padding-top="0cm" fo:padding-bottom="0cm" fo:border="0.7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snap-to-layout-grid="false"/>
      <style:text-properties style:font-name="Nimbus Roman No9 L" fo:language="es" fo:country="MX" style:font-name-complex="Nimbus Roman No9 L"/>
    </style:style>
    <style:style style:name="MP3"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
    </style:style>
    <style:style style:name="MP4" style:family="paragraph" style:parent-style-name="Standard">
      <style:paragraph-properties fo:margin-left="0cm" fo:margin-right="-0.508cm" fo:text-indent="0cm" style:auto-text-indent="false" style:snap-to-layout-grid="false"/>
      <style:text-properties style:font-name="Nimbus Roman No9 L" style:font-name-complex="Nimbus Roman No9 L"/>
    </style:style>
    <style:style style:name="MP5" style:family="paragraph" style:parent-style-name="Standard">
      <style:paragraph-properties fo:margin-left="0cm" fo:margin-right="-0.508cm" fo:text-indent="0cm" style:auto-text-indent="false"/>
      <style:text-properties style:font-name="Nimbus Roman No9 L" style:font-name-complex="Nimbus Roman No9 L"/>
    </style:style>
    <style:style style:name="MP6" style:family="paragraph" style:parent-style-name="Standard">
      <style:paragraph-properties fo:margin-left="0cm" fo:margin-right="-0.508cm" fo:text-align="center" style:justify-single-word="false" fo:text-indent="0cm" style:auto-text-indent="false"/>
      <style:text-properties style:font-name="Nimbus Roman No9 L" fo:font-size="8pt" style:font-size-asian="8pt" style:font-name-complex="Nimbus Roman No9 L" style:font-size-complex="8pt"/>
    </style:style>
    <style:style style:name="MP7" style:family="paragraph" style:parent-style-name="Standard">
      <style:paragraph-properties fo:margin-left="0cm" fo:margin-right="-0.233cm" fo:text-align="center" style:justify-single-word="false"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margin-left="0cm" fo:margin-right="-0.51cm" fo:margin-top="0.494cm" fo:margin-bottom="0.21cm" loext:contextual-spacing="false" fo:line-height="100%" fo:text-align="center" style:justify-single-word="false" fo:text-indent="0cm" style:auto-text-indent="false"/>
      <style:text-properties fo:color="#000000" style:font-name="Times New Roman" fo:font-size="12pt" fo:language="es" fo:country="MX" style:font-name-asian="Times New Roman" style:font-size-asian="12pt" style:language-asian="es" style:country-asian="AR" style:font-name-complex="Times New Roman" style:font-size-complex="12pt"/>
    </style:style>
    <style:style style:name="MP10" style:family="paragraph" style:parent-style-name="Standard">
      <style:paragraph-properties fo:margin-left="0cm" fo:margin-right="-0.51cm" fo:margin-top="0.494cm" fo:margin-bottom="0cm" loext:contextual-spacing="false" fo:line-height="100%" fo:text-align="center" style:justify-single-word="false" fo:text-indent="0cm" style:auto-text-indent="false" style:snap-to-layout-grid="false"/>
      <style:text-properties fo:color="#000000" style:font-name="Times New Roman" fo:font-size="12pt" fo:language="es" fo:country="ES" style:font-name-asian="Times New Roman" style:font-size-asian="12pt" style:language-asian="es" style:country-asian="AR" style:font-name-complex="Times New Roman" style:font-size-complex="12pt"/>
    </style:style>
    <style:style style:name="MP11" style:family="paragraph" style:parent-style-name="Standard">
      <style:paragraph-properties fo:margin-left="0cm" fo:margin-right="-0.51cm" fo:margin-top="0.494cm" fo:margin-bottom="0cm" loext:contextual-spacing="false" fo:line-height="100%" fo:text-align="center" style:justify-single-word="false" fo:text-indent="0cm" style:auto-text-indent="false"/>
    </style:style>
    <style:style style:name="MP12" style:family="paragraph" style:parent-style-name="Standard">
      <style:paragraph-properties fo:margin-top="0cm" fo:margin-bottom="0.353cm" loext:contextual-spacing="false"/>
    </style:style>
    <style:style style:name="MT1" style:family="text">
      <style:text-properties style:font-name="Nimbus Roman No9 L" fo:font-size="8pt" style:font-size-asian="8pt" style:font-name-complex="Nimbus Roman No9 L" style:font-size-complex="8pt"/>
    </style:style>
    <style:style style:name="MT2" style:family="text">
      <style:text-properties style:font-name="Nimbus Roman No9 L" fo:font-size="8pt" fo:language="es" fo:country="MX" style:font-size-asian="8pt" style:font-name-complex="Nimbus Roman No9 L" style:font-size-complex="8pt"/>
    </style:style>
    <style:style style:name="MT3" style:family="text">
      <style:text-properties fo:font-style="italic" style:font-style-asian="italic" style:font-style-complex="italic"/>
    </style:style>
    <style:style style:name="MT4" style:family="text">
      <style:text-properties fo:color="#000000" style:font-name="Times New Roman" fo:font-size="8pt" fo:language="es" fo:country="ES" style:font-name-asian="Times New Roman" style:font-size-asian="8pt" style:language-asian="es" style:country-asian="AR" style:font-name-complex="Times New Roman" style:font-size-complex="8pt"/>
    </style:style>
    <style:style style:name="MT5" style:family="text">
      <style:text-properties fo:color="#000000" style:font-name="Times New Roman" fo:font-size="8pt" fo:language="es" fo:country="MX" style:font-name-asian="Times New Roman" style:font-size-asian="8pt" style:language-asian="es" style:country-asian="AR" style:font-name-complex="Times New Roman" style:font-size-complex="8pt"/>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center" style:horizontal-rel="paragraph" fo:padding="0.002cm" fo:border="none" style:mirror="none" fo:clip="rect(-0.025cm, -0.025cm, -0.025cm, -0.025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8cm" fo:margin-right="0.318cm" fo:margin-top="0cm" fo:margin-bottom="0.026cm" style:run-through="background" style:wrap="parallel"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header-footer-properties fo:min-height="3.731cm" fo:margin-top="3.632cm" style:dynamic-spacing="true"/>
      </style:footer-style>
    </style:page-layout>
    <style:page-layout style:name="Mpm2">
      <style:page-layout-properties fo:page-width="21.001cm" fo:page-height="29.7cm" style:num-format="1" style:print-orientation="portrait" fo:margin-top="1.744cm" fo:margin-bottom="1.854cm" fo:margin-left="2.575cm" fo:margin-right="2.611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394cm" fo:margin-bottom="4.295cm" style:dynamic-spacing="true"/>
      </style:header-style>
      <style:footer-style>
        <style:header-footer-properties fo:min-height="0.333cm" fo:margin-top="0.235cm" style:dynamic-spacing="true"/>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3">ORDENANZA </text:p>
            </table:table-cell>
            <table:table-cell table:style-name="Tabla2.C1" office:value-type="string">
              <text:p text:style-name="MP4"/>
              <text:p text:style-name="MP5"><draw:frame draw:style-name="Mfr1" draw:name="Imagen1" text:anchor-type="char" svg:y="-0.146cm" svg:width="4.272cm" svg:height="1.244cm" draw:z-index="7"><draw:image xlink:href="Pictures/10000000000000F1000000587660C2DF23284048.jpg" xlink:type="simple" xlink:show="embed" xlink:actuate="onLoad"/></draw:frame></text:p>
              <text:p text:style-name="MP5"/>
              <text:p text:style-name="MP5"/>
              <text:p text:style-name="MP6"/>
              <text:p text:style-name="MP7"><text:span text:style-name="MT1">No a la violencia de género. Ni una menos. </text:span><text:span text:style-name="MT2">(Ordenanza 3203-CM-20)</text:span></text:p>
            </table:table-cell>
          </table:table-row>
        </table:table>
        <text:p text:style-name="Standard"/>
      </style:header>
      <style:header-left>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3">ORDENANZA </text:p>
            </table:table-cell>
            <table:table-cell table:style-name="Tabla3.C1" office:value-type="string">
              <text:p text:style-name="MP4"/>
              <text:p text:style-name="MP5"><draw:frame draw:style-name="Mfr1" draw:name="Imagen2" text:anchor-type="char" svg:y="-0.146cm" svg:width="4.272cm" svg:height="1.244cm" draw:z-index="3"><draw:image xlink:href="Pictures/10000000000000F1000000587660C2DF23284048.jpg" xlink:type="simple" xlink:show="embed" xlink:actuate="onLoad"/></draw:frame></text:p>
              <text:p text:style-name="MP5"/>
              <text:p text:style-name="MP5"/>
              <text:p text:style-name="MP6"/>
              <text:p text:style-name="MP7"><text:span text:style-name="MT1">No a la violencia de género. Ni una menos. </text:span><text:span text:style-name="MT2">(Ordenanza 3203-CM-20)</text:span></text:p>
            </table:table-cell>
          </table:table-row>
        </table:table>
        <text:p text:style-name="Standard"/>
      </style:header-left>
      <style:footer>
        <text:p text:style-name="MP8"><text:span text:style-name="MT3">“2021 - Año Internacional para la Eliminación del Trabajo Infantil”</text:span></text:p>
      </style:footer>
      <style:footer-left>
        <text:p text:style-name="MP8"><text:span text:style-name="MT3">“2021 - Año Internacional para la Eliminación del Trabajo Infantil”</text:span></text:p>
      </style:footer-left>
    </style:master-page>
    <style:master-page style:name="Convertir_20_1" style:display-name="Convertir 1" style:page-layout-name="Mpm2">
      <style:header>
        <text:p text:style-nam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9">DCLE</text:p>
            </table:table-cell>
            <table:table-cell table:style-name="Tabla4.A1" office:value-type="string">
              <text:p text:style-name="MP9">DICTAMEN</text:p>
            </table:table-cell>
            <table:table-cell table:style-name="Tabla4.C1" office:value-type="string">
              <text:p text:style-name="MP10"><draw:frame draw:style-name="Mfr2" draw:name="Imagen3" text:anchor-type="char" svg:x="0.737cm" svg:y="0.162cm" svg:width="4.279cm" svg:height="1.236cm" draw:z-index="8"><draw:image xlink:href="Pictures/10000000000000F1000000587660C2DF23284048.jpg" xlink:type="simple" xlink:show="embed" xlink:actuate="onLoad"/></draw:frame></text:p>
              <text:p text:style-name="MP11"><text:span text:style-name="MT4">No a la violencia de género. Ni una menos. </text:span><text:span text:style-name="MT5">(Ordenanza 3203-CM-20)</text:span></text:p>
            </table:table-cell>
          </table:table-row>
        </table:table>
        <text:p text:style-name="MP12"/>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21-09-28T15:02:51.955899709</dc:date>
    <meta:editing-cycles>47</meta:editing-cycles>
    <meta:editing-duration>PT3H49M45S</meta:editing-duration>
    <meta:generator>LibreOffice/5.1.6.2$Linux_X86_64 LibreOffice_project/10m0$Build-2</meta:generator>
    <meta:document-statistic meta:table-count="4" meta:image-count="3" meta:object-count="0" meta:page-count="9" meta:paragraph-count="107" meta:word-count="2474" meta:character-count="16183" meta:non-whitespace-character-count="13803"/>
  </office:meta>
</office:document-meta>
</file>